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text-properties fo:language="de" fo:country="DE"/>
    </style:style>
    <style:style style:name="P2" style:family="paragraph" style:parent-style-name="Standard">
      <style:paragraph-properties fo:hyphenation-ladder-count="no-limit"/>
      <style:text-properties fo:language="de" fo:country="DE" officeooo:rsid="0066593e" officeooo:paragraph-rsid="0054664b" fo:hyphenate="true" fo:hyphenation-remain-char-count="2" fo:hyphenation-push-char-count="2"/>
    </style:style>
    <style:style style:name="P3" style:family="paragraph" style:parent-style-name="Standard">
      <style:paragraph-properties fo:text-align="start" style:justify-single-word="false" fo:hyphenation-ladder-count="no-limit"/>
      <style:text-properties fo:language="de" fo:country="DE" officeooo:rsid="0066593e" officeooo:paragraph-rsid="005a322c" fo:hyphenate="true" fo:hyphenation-remain-char-count="2" fo:hyphenation-push-char-count="2"/>
    </style:style>
    <style:style style:name="P4" style:family="paragraph" style:parent-style-name="Standard">
      <style:paragraph-properties fo:text-align="start" style:justify-single-word="false" fo:hyphenation-ladder-count="no-limit"/>
      <style:text-properties fo:language="de" fo:country="DE" officeooo:rsid="005180d5" officeooo:paragraph-rsid="007ea7ed" fo:hyphenate="true" fo:hyphenation-remain-char-count="2" fo:hyphenation-push-char-count="2"/>
    </style:style>
    <style:style style:name="P5" style:family="paragraph" style:parent-style-name="Standard">
      <style:text-properties fo:language="de" fo:country="DE" officeooo:paragraph-rsid="007ea7ed"/>
    </style:style>
    <style:style style:name="P6" style:family="paragraph" style:parent-style-name="Standard">
      <style:paragraph-properties fo:text-align="center" style:justify-single-word="false" fo:hyphenation-ladder-count="no-limit"/>
      <style:text-properties fo:font-size="12pt" fo:language="de" fo:country="DE" fo:font-weight="normal" officeooo:rsid="0066593e" officeooo:paragraph-rsid="0054664b" style:font-size-asian="10.5pt" style:font-weight-asian="normal" style:font-size-complex="12pt" style:font-weight-complex="normal" fo:hyphenate="true" fo:hyphenation-remain-char-count="2" fo:hyphenation-push-char-count="2"/>
    </style:style>
    <style:style style:name="P7" style:family="paragraph" style:parent-style-name="Standard">
      <style:paragraph-properties fo:text-align="start" style:justify-single-word="false" fo:hyphenation-ladder-count="no-limit"/>
      <style:text-properties fo:font-size="12pt" fo:language="de" fo:country="DE" fo:font-weight="normal" officeooo:rsid="0066593e" officeooo:paragraph-rsid="0054664b" style:font-size-asian="10.5pt" style:font-weight-asian="normal" style:font-size-complex="12pt" style:font-weight-complex="normal" fo:hyphenate="true" fo:hyphenation-remain-char-count="2" fo:hyphenation-push-char-count="2"/>
    </style:style>
    <style:style style:name="P8" style:family="paragraph" style:parent-style-name="Standard">
      <style:paragraph-properties fo:text-align="start" style:justify-single-word="false" fo:hyphenation-ladder-count="no-limit"/>
      <style:text-properties fo:font-size="12pt" fo:language="de" fo:country="DE" fo:font-weight="normal" officeooo:rsid="0068bd4b" officeooo:paragraph-rsid="0068bd4b" style:font-size-asian="10.5pt" style:font-weight-asian="normal" style:font-size-complex="12pt" style:font-weight-complex="normal" fo:hyphenate="true" fo:hyphenation-remain-char-count="2" fo:hyphenation-push-char-count="2"/>
    </style:style>
    <style:style style:name="P9" style:family="paragraph" style:parent-style-name="Standard">
      <style:paragraph-properties fo:text-align="center" style:justify-single-word="false" fo:hyphenation-ladder-count="no-limit"/>
      <style:text-properties fo:font-size="20pt" fo:language="de" fo:country="DE" fo:font-weight="bold" officeooo:rsid="007730b4" officeooo:paragraph-rsid="007730b4" style:font-size-asian="20pt" style:font-weight-asian="bold" style:font-size-complex="20pt" style:font-weight-complex="bold" fo:hyphenate="true" fo:hyphenation-remain-char-count="2" fo:hyphenation-push-char-count="2"/>
    </style:style>
    <style:style style:name="P10" style:family="paragraph" style:parent-style-name="Standard">
      <style:paragraph-properties fo:margin-left="0cm" fo:margin-right="0cm" fo:line-height="150%" fo:text-align="justify" style:justify-single-word="false" fo:hyphenation-ladder-count="no-limit" fo:text-indent="0.499cm" style:auto-text-indent="false" style:shadow="none"/>
      <style:text-properties fo:language="de" fo:country="DE" officeooo:rsid="0050ae09" officeooo:paragraph-rsid="00550f55" fo:hyphenate="true" fo:hyphenation-remain-char-count="2" fo:hyphenation-push-char-count="2"/>
    </style:style>
    <style:style style:name="P11"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language="de" fo:country="DE" fo:font-style="normal" fo:font-weight="normal" officeooo:rsid="001d4959" officeooo:paragraph-rsid="007ed246" style:font-size-asian="12pt" style:font-style-asian="normal" style:font-weight-asian="normal" style:font-size-complex="12pt" style:font-style-complex="normal" style:font-weight-complex="normal" fo:hyphenate="true" fo:hyphenation-remain-char-count="2" fo:hyphenation-push-char-count="2"/>
    </style:style>
    <style:style style:name="P12" style:family="paragraph" style:parent-style-name="Standard">
      <style:paragraph-properties fo:margin-left="0cm" fo:margin-right="0cm" fo:line-height="150%" fo:text-align="justify" style:justify-single-word="false" fo:orphans="2" fo:widows="2" fo:hyphenation-ladder-count="no-limit" fo:text-indent="0.499cm" style:auto-text-indent="false" style:writing-mode="page"/>
      <style:text-properties fo:font-size="12pt" fo:language="de" fo:country="DE" fo:font-style="normal" fo:font-weight="normal" officeooo:rsid="00220d96" officeooo:paragraph-rsid="007ea7ed" style:font-size-asian="12pt" style:font-style-asian="normal" style:font-weight-asian="normal" style:font-size-complex="12pt" style:font-style-complex="normal" style:font-weight-complex="normal" fo:hyphenate="true" fo:hyphenation-remain-char-count="2" fo:hyphenation-push-char-count="2"/>
    </style:style>
    <style:style style:name="P13"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language="de" fo:country="DE" fo:font-style="normal" fo:font-weight="normal" officeooo:rsid="007ed246" officeooo:paragraph-rsid="007ed246" style:font-size-asian="12pt" style:font-style-asian="normal" style:font-weight-asian="normal" style:font-size-complex="12pt" style:font-style-complex="normal" style:font-weight-complex="normal" fo:hyphenate="true" fo:hyphenation-remain-char-count="2" fo:hyphenation-push-char-count="2"/>
    </style:style>
    <style:style style:name="P14"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language="de" fo:country="DE" fo:font-style="normal" fo:font-weight="normal" officeooo:rsid="007b5696" officeooo:paragraph-rsid="007ed246" style:font-size-asian="12pt" style:font-style-asian="normal" style:font-weight-asian="normal" style:font-size-complex="12pt" style:font-style-complex="normal" style:font-weight-complex="normal" fo:hyphenate="true" fo:hyphenation-remain-char-count="2" fo:hyphenation-push-char-count="2"/>
    </style:style>
    <style:style style:name="P15"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language="de" fo:country="DE" officeooo:rsid="0020f16a" officeooo:paragraph-rsid="007ed246" fo:hyphenate="true" fo:hyphenation-remain-char-count="2" fo:hyphenation-push-char-count="2"/>
    </style:style>
    <style:style style:name="P16" style:family="paragraph" style:parent-style-name="Text_20_body">
      <style:paragraph-properties fo:margin-left="0cm" fo:margin-right="0cm" fo:line-height="150%" fo:text-align="justify" style:justify-single-word="false" fo:hyphenation-ladder-count="no-limit" fo:text-indent="0.499cm" style:auto-text-indent="false" style:writing-mode="page"/>
      <style:text-properties fo:font-size="12pt" fo:language="de" fo:country="DE" fo:font-style="normal" fo:font-weight="normal" officeooo:rsid="0080029b" officeooo:paragraph-rsid="0080029b" style:font-size-asian="12pt" style:font-style-asian="normal" style:font-weight-asian="normal" style:font-size-complex="12pt" style:font-style-complex="normal" style:font-weight-complex="normal" fo:hyphenate="true" fo:hyphenation-remain-char-count="2" fo:hyphenation-push-char-count="2"/>
    </style:style>
    <style:style style:name="P17" style:family="paragraph" style:parent-style-name="Footnote">
      <style:text-properties fo:font-variant="normal" fo:text-transform="none" fo:color="#000000" style:font-name="Times New Roman" fo:font-size="9.75pt" fo:letter-spacing="normal" fo:language="de" fo:country="DE" fo:font-style="normal" fo:font-weight="normal" officeooo:rsid="0059c02a" officeooo:paragraph-rsid="00550f55" style:font-style-asian="normal" style:font-style-complex="normal"/>
    </style:style>
    <style:style style:name="P18" style:family="paragraph" style:parent-style-name="Footnote">
      <style:text-properties fo:font-variant="normal" fo:text-transform="none" fo:color="#000000" style:font-name="Times New Roman" fo:font-size="9.75pt" fo:letter-spacing="normal" fo:language="de" fo:country="DE" fo:font-style="normal" fo:font-weight="normal" officeooo:rsid="00529135" officeooo:paragraph-rsid="00550f55" style:font-style-asian="normal" style:font-style-complex="normal"/>
    </style:style>
    <style:style style:name="P19" style:family="paragraph" style:parent-style-name="Footnote">
      <style:text-properties fo:font-variant="normal" fo:text-transform="none" fo:color="#000000" style:font-name="Times New Roman" fo:font-size="9.75pt" fo:letter-spacing="normal" fo:language="de" fo:country="DE" fo:font-style="normal" style:text-underline-style="none" fo:font-weight="normal" officeooo:rsid="00a8b8e2" officeooo:paragraph-rsid="00a8b8e2" style:font-style-asian="normal" style:font-style-complex="normal"/>
    </style:style>
    <style:style style:name="P20" style:family="paragraph" style:parent-style-name="Footnote">
      <style:text-properties fo:font-variant="normal" fo:text-transform="none" fo:color="#000000" style:font-name="Times New Roman" fo:font-size="9.75pt" fo:letter-spacing="normal" fo:language="de" fo:country="DE" fo:font-style="normal" style:text-underline-style="none" fo:font-weight="normal" officeooo:rsid="00aa4b43" officeooo:paragraph-rsid="00aa4b43" style:font-style-asian="normal" style:font-style-complex="normal"/>
    </style:style>
    <style:style style:name="P21" style:family="paragraph" style:parent-style-name="Footnote">
      <style:text-properties fo:language="de" fo:country="DE" fo:font-style="normal" officeooo:rsid="001c5dce" officeooo:paragraph-rsid="00550f55" style:font-style-asian="normal" style:font-style-complex="normal"/>
    </style:style>
    <style:style style:name="P22" style:family="paragraph" style:parent-style-name="Footnote">
      <style:text-properties fo:language="de" fo:country="DE" fo:font-style="normal" officeooo:rsid="00709531" officeooo:paragraph-rsid="00709531" style:font-style-asian="normal" style:font-style-complex="normal"/>
    </style:style>
    <style:style style:name="P23" style:family="paragraph" style:parent-style-name="Footnote">
      <style:text-properties fo:language="de" fo:country="DE" officeooo:rsid="001bf75b" officeooo:paragraph-rsid="001bf75b"/>
    </style:style>
    <style:style style:name="P24" style:family="paragraph" style:parent-style-name="Footnote">
      <style:text-properties fo:language="de" fo:country="DE" officeooo:rsid="0020f16a" officeooo:paragraph-rsid="0020f16a"/>
    </style:style>
    <style:style style:name="P25" style:family="paragraph" style:parent-style-name="Footnote">
      <style:text-properties fo:language="de" fo:country="DE" officeooo:rsid="00654ae2" officeooo:paragraph-rsid="00654ae2"/>
    </style:style>
    <style:style style:name="P26" style:family="paragraph" style:parent-style-name="Footnote">
      <style:text-properties fo:language="de" fo:country="DE" officeooo:rsid="007acf82" officeooo:paragraph-rsid="007acf82"/>
    </style:style>
    <style:style style:name="P27" style:family="paragraph" style:parent-style-name="Footnote">
      <style:text-properties fo:language="de" fo:country="DE" officeooo:rsid="007ea7ed" officeooo:paragraph-rsid="007ea7ed"/>
    </style:style>
    <style:style style:name="P28" style:family="paragraph" style:parent-style-name="Footnote">
      <style:text-properties fo:language="de" fo:country="DE" officeooo:rsid="0080029b" officeooo:paragraph-rsid="0080029b"/>
    </style:style>
    <style:style style:name="P29" style:family="paragraph" style:parent-style-name="Footnote">
      <style:text-properties fo:language="de" fo:country="DE" officeooo:rsid="0082cb39" officeooo:paragraph-rsid="0082cb39"/>
    </style:style>
    <style:style style:name="P30" style:family="paragraph" style:parent-style-name="Footnote">
      <style:text-properties fo:language="de" fo:country="DE" officeooo:rsid="00852a8f" officeooo:paragraph-rsid="00852a8f"/>
    </style:style>
    <style:style style:name="P31" style:family="paragraph" style:parent-style-name="Footnote">
      <style:text-properties fo:language="de" fo:country="DE" officeooo:rsid="008a01ea" officeooo:paragraph-rsid="008a01ea"/>
    </style:style>
    <style:style style:name="P32" style:family="paragraph" style:parent-style-name="Footnote">
      <style:text-properties fo:language="de" fo:country="DE" officeooo:rsid="008ae464" officeooo:paragraph-rsid="008ae464"/>
    </style:style>
    <style:style style:name="P33" style:family="paragraph" style:parent-style-name="Footnote">
      <style:text-properties fo:language="de" fo:country="DE" officeooo:rsid="008b4c54" officeooo:paragraph-rsid="008b4c54"/>
    </style:style>
    <style:style style:name="P34" style:family="paragraph" style:parent-style-name="Footnote">
      <style:text-properties fo:language="de" fo:country="DE" officeooo:rsid="0092036a" officeooo:paragraph-rsid="0092036a"/>
    </style:style>
    <style:style style:name="P35" style:family="paragraph" style:parent-style-name="Footnote">
      <style:text-properties fo:language="de" fo:country="DE" officeooo:rsid="008b4e5f" officeooo:paragraph-rsid="008b4e5f"/>
    </style:style>
    <style:style style:name="P36" style:family="paragraph" style:parent-style-name="Footnote">
      <style:text-properties fo:language="de" fo:country="DE" officeooo:rsid="009b2932" officeooo:paragraph-rsid="009b2932"/>
    </style:style>
    <style:style style:name="P37" style:family="paragraph" style:parent-style-name="Footnote">
      <style:text-properties fo:language="de" fo:country="DE" officeooo:rsid="009f33c4" officeooo:paragraph-rsid="009f33c4"/>
    </style:style>
    <style:style style:name="P38" style:family="paragraph" style:parent-style-name="Footnote">
      <style:text-properties fo:language="de" fo:country="DE" officeooo:paragraph-rsid="00550f55"/>
    </style:style>
    <style:style style:name="P39" style:family="paragraph" style:parent-style-name="Footnote">
      <style:text-properties fo:language="de" fo:country="DE" officeooo:paragraph-rsid="00a8b8e2"/>
    </style:style>
    <style:style style:name="P40" style:family="paragraph" style:parent-style-name="Footnote">
      <style:text-properties fo:language="de" fo:country="DE" officeooo:rsid="00a8b8e2" officeooo:paragraph-rsid="00a8b8e2"/>
    </style:style>
    <style:style style:name="P41" style:family="paragraph" style:parent-style-name="Footnote">
      <style:text-properties style:font-name="Liberation Serif" fo:language="zxx" fo:country="none" officeooo:paragraph-rsid="00a8b8e2" style:language-asian="zxx" style:country-asian="none" style:language-complex="zxx" style:country-complex="none"/>
    </style:style>
    <style:style style:name="P42" style:family="paragraph" style:parent-style-name="Footnote">
      <style:text-properties style:font-name="Liberation Serif" fo:language="zxx" fo:country="none" officeooo:rsid="00a8b8e2" officeooo:paragraph-rsid="00a8b8e2" style:language-asian="zxx" style:country-asian="none" style:language-complex="zxx" style:country-complex="none"/>
    </style:style>
    <style:style style:name="P43" style:family="paragraph" style:parent-style-name="Footnote">
      <style:text-properties style:font-name="Liberation Serif" fo:language="zxx" fo:country="none" fo:font-style="italic" officeooo:rsid="001c5dce" officeooo:paragraph-rsid="00a8b8e2" style:language-asian="zxx" style:country-asian="none" style:font-style-asian="italic" style:language-complex="zxx" style:country-complex="none" style:font-style-complex="italic"/>
    </style:style>
    <style:style style:name="P44" style:family="paragraph" style:parent-style-name="Text_20_body">
      <style:text-properties fo:font-size="12pt" fo:language="de" fo:country="DE" fo:font-style="normal" fo:font-weight="normal" officeooo:rsid="007c72ce" officeooo:paragraph-rsid="007ed246" style:font-size-asian="12pt" style:font-style-asian="normal" style:font-weight-asian="normal" style:font-size-complex="12pt" style:font-style-complex="normal" style:font-weight-complex="normal"/>
    </style:style>
    <style:style style:name="P45" style:family="paragraph" style:parent-style-name="Text_20_body">
      <style:text-properties fo:font-size="12pt" fo:language="de" fo:country="DE" fo:font-style="normal" fo:font-weight="normal" officeooo:rsid="0080939d" officeooo:paragraph-rsid="0080939d" style:font-size-asian="12pt" style:font-style-asian="normal" style:font-weight-asian="normal" style:font-size-complex="12pt" style:font-style-complex="normal" style:font-weight-complex="normal"/>
    </style:style>
    <style:style style:name="P46" style:family="paragraph" style:parent-style-name="Text_20_body">
      <style:text-properties fo:font-size="12pt" fo:language="de" fo:country="DE" fo:font-style="normal" fo:font-weight="normal" officeooo:rsid="00813ebf" officeooo:paragraph-rsid="00813ebf" style:font-size-asian="12pt" style:font-style-asian="normal" style:font-weight-asian="normal" style:font-size-complex="12pt" style:font-style-complex="normal" style:font-weight-complex="normal"/>
    </style:style>
    <style:style style:name="P47" style:family="paragraph" style:parent-style-name="Text_20_body">
      <style:text-properties fo:font-size="12pt" fo:language="de" fo:country="DE" fo:font-style="normal" fo:font-weight="normal" officeooo:rsid="00827a75" officeooo:paragraph-rsid="00827a75" style:font-size-asian="12pt" style:font-style-asian="normal" style:font-weight-asian="normal" style:font-size-complex="12pt" style:font-style-complex="normal" style:font-weight-complex="normal"/>
    </style:style>
    <style:style style:name="P48" style:family="paragraph" style:parent-style-name="Text_20_body">
      <style:text-properties fo:font-size="12pt" fo:language="de" fo:country="DE" fo:font-style="normal" fo:font-weight="normal" officeooo:rsid="00852a8f" officeooo:paragraph-rsid="00852a8f" style:font-size-asian="12pt" style:font-style-asian="normal" style:font-weight-asian="normal" style:font-size-complex="12pt" style:font-style-complex="normal" style:font-weight-complex="normal"/>
    </style:style>
    <style:style style:name="P49" style:family="paragraph" style:parent-style-name="Text_20_body">
      <style:text-properties fo:font-size="12pt" fo:language="de" fo:country="DE" fo:font-style="normal" fo:font-weight="normal" officeooo:rsid="00897e0e" officeooo:paragraph-rsid="00897e0e" style:font-size-asian="12pt" style:font-style-asian="normal" style:font-weight-asian="normal" style:font-size-complex="12pt" style:font-style-complex="normal" style:font-weight-complex="normal"/>
    </style:style>
    <style:style style:name="P50" style:family="paragraph" style:parent-style-name="Text_20_body">
      <style:text-properties fo:font-size="12pt" fo:language="de" fo:country="DE" fo:font-style="normal" fo:font-weight="normal" officeooo:rsid="008a01ea" officeooo:paragraph-rsid="008a01ea" style:font-size-asian="12pt" style:font-style-asian="normal" style:font-weight-asian="normal" style:font-size-complex="12pt" style:font-style-complex="normal" style:font-weight-complex="normal"/>
    </style:style>
    <style:style style:name="P51" style:family="paragraph" style:parent-style-name="Text_20_body">
      <style:text-properties fo:font-size="12pt" fo:language="de" fo:country="DE" fo:font-style="normal" fo:font-weight="normal" officeooo:rsid="008ae464" officeooo:paragraph-rsid="008ae464" style:font-size-asian="12pt" style:font-style-asian="normal" style:font-weight-asian="normal" style:font-size-complex="12pt" style:font-style-complex="normal" style:font-weight-complex="normal"/>
    </style:style>
    <style:style style:name="P52" style:family="paragraph" style:parent-style-name="Text_20_body">
      <style:text-properties fo:language="de" fo:country="DE"/>
    </style:style>
    <style:style style:name="P53" style:family="paragraph" style:parent-style-name="Text_20_body">
      <style:text-properties fo:language="de" fo:country="DE" officeooo:paragraph-rsid="007730b4"/>
    </style:style>
    <style:style style:name="P54" style:family="paragraph" style:parent-style-name="Text_20_body">
      <style:text-properties fo:language="de" fo:country="DE" officeooo:rsid="007e2b92" officeooo:paragraph-rsid="007ea7ed"/>
    </style:style>
    <style:style style:name="P55" style:family="paragraph" style:parent-style-name="Text_20_body">
      <style:text-properties fo:language="de" fo:country="DE" officeooo:rsid="007ea7ed" officeooo:paragraph-rsid="00897e0e"/>
    </style:style>
    <style:style style:name="P56" style:family="paragraph" style:parent-style-name="Text_20_body">
      <style:text-properties fo:language="de" fo:country="DE" officeooo:rsid="007ea7ed" officeooo:paragraph-rsid="0098ca23"/>
    </style:style>
    <style:style style:name="P57" style:family="paragraph" style:parent-style-name="Text_20_body">
      <style:text-properties fo:language="de" fo:country="DE" officeooo:rsid="007ea7ed" officeooo:paragraph-rsid="007f382b"/>
    </style:style>
    <style:style style:name="P58" style:family="paragraph" style:parent-style-name="Text_20_body">
      <style:text-properties fo:language="de" fo:country="DE" officeooo:rsid="007ea7ed" officeooo:paragraph-rsid="007ed246"/>
    </style:style>
    <style:style style:name="P59" style:family="paragraph" style:parent-style-name="Text_20_body">
      <style:text-properties fo:language="de" fo:country="DE" officeooo:rsid="0098ca23" officeooo:paragraph-rsid="0098ca23"/>
    </style:style>
    <style:style style:name="P60" style:family="paragraph" style:parent-style-name="Text_20_body">
      <style:text-properties fo:language="de" fo:country="DE" officeooo:paragraph-rsid="008ae464"/>
    </style:style>
    <style:style style:name="P61" style:family="paragraph" style:parent-style-name="Text_20_body">
      <style:text-properties fo:language="de" fo:country="DE" officeooo:rsid="008b4c54" officeooo:paragraph-rsid="008b4c54"/>
    </style:style>
    <style:style style:name="P62" style:family="paragraph" style:parent-style-name="Text_20_body">
      <style:text-properties fo:language="de" fo:country="DE" officeooo:rsid="008b4c54" officeooo:paragraph-rsid="008c4434"/>
    </style:style>
    <style:style style:name="P63" style:family="paragraph" style:parent-style-name="Text_20_body">
      <style:text-properties fo:language="de" fo:country="DE" officeooo:rsid="0092036a" officeooo:paragraph-rsid="0098ca23"/>
    </style:style>
    <style:style style:name="P64" style:family="paragraph" style:parent-style-name="Text_20_body">
      <style:text-properties fo:language="de" fo:country="DE" officeooo:rsid="0092036a" officeooo:paragraph-rsid="0092036a"/>
    </style:style>
    <style:style style:name="P65" style:family="paragraph" style:parent-style-name="Text_20_body">
      <style:text-properties fo:language="de" fo:country="DE" officeooo:rsid="008b4e5f" officeooo:paragraph-rsid="008bc0c6"/>
    </style:style>
    <style:style style:name="P66" style:family="paragraph" style:parent-style-name="Text_20_body">
      <style:text-properties fo:language="de" fo:country="DE" officeooo:rsid="008bc0c6" officeooo:paragraph-rsid="008bc0c6"/>
    </style:style>
    <style:style style:name="P67" style:family="paragraph" style:parent-style-name="Text_20_body">
      <style:text-properties fo:language="de" fo:country="DE" officeooo:paragraph-rsid="008c4434"/>
    </style:style>
    <style:style style:name="P68" style:family="paragraph" style:parent-style-name="Text_20_body">
      <style:text-properties fo:language="de" fo:country="DE" officeooo:rsid="008c4434" officeooo:paragraph-rsid="008c4434"/>
    </style:style>
    <style:style style:name="P69" style:family="paragraph" style:parent-style-name="Text_20_body">
      <style:text-properties fo:language="de" fo:country="DE" officeooo:rsid="008c4434" officeooo:paragraph-rsid="009e0f88"/>
    </style:style>
    <style:style style:name="P70" style:family="paragraph" style:parent-style-name="Text_20_body">
      <style:text-properties fo:language="de" fo:country="DE" officeooo:paragraph-rsid="008dbd2a"/>
    </style:style>
    <style:style style:name="P71" style:family="paragraph" style:parent-style-name="Text_20_body">
      <style:text-properties fo:language="de" fo:country="DE" officeooo:rsid="008d6b8c" officeooo:paragraph-rsid="008d6b8c"/>
    </style:style>
    <style:style style:name="P72" style:family="paragraph" style:parent-style-name="Text_20_body">
      <style:text-properties fo:language="de" fo:country="DE" officeooo:rsid="00907fdd" officeooo:paragraph-rsid="00907fdd"/>
    </style:style>
    <style:style style:name="P73" style:family="paragraph" style:parent-style-name="Text_20_body">
      <style:text-properties fo:language="de" fo:country="DE" officeooo:rsid="0090b074" officeooo:paragraph-rsid="0090b074"/>
    </style:style>
    <style:style style:name="P74" style:family="paragraph" style:parent-style-name="Text_20_body">
      <style:text-properties fo:language="de" fo:country="DE" officeooo:rsid="0091c09e" officeooo:paragraph-rsid="0091c09e"/>
    </style:style>
    <style:style style:name="P75" style:family="paragraph" style:parent-style-name="Text_20_body">
      <style:text-properties fo:language="de" fo:country="DE" officeooo:rsid="0093a25c" officeooo:paragraph-rsid="0093a25c"/>
    </style:style>
    <style:style style:name="P76" style:family="paragraph" style:parent-style-name="Text_20_body">
      <style:text-properties fo:language="de" fo:country="DE" officeooo:rsid="0093a25c" officeooo:paragraph-rsid="0094a0bb"/>
    </style:style>
    <style:style style:name="P77" style:family="paragraph" style:parent-style-name="Text_20_body">
      <style:text-properties fo:language="de" fo:country="DE" officeooo:rsid="0094a0bb" officeooo:paragraph-rsid="0094a0bb"/>
    </style:style>
    <style:style style:name="P78" style:family="paragraph" style:parent-style-name="Text_20_body">
      <style:text-properties fo:language="de" fo:country="DE" officeooo:rsid="00955094" officeooo:paragraph-rsid="00955094"/>
    </style:style>
    <style:style style:name="P79" style:family="paragraph" style:parent-style-name="Text_20_body">
      <style:text-properties fo:language="de" fo:country="DE" officeooo:rsid="009a3a2e" officeooo:paragraph-rsid="009a3a2e"/>
    </style:style>
    <style:style style:name="P80" style:family="paragraph" style:parent-style-name="Text_20_body">
      <style:text-properties fo:language="de" fo:country="DE" officeooo:rsid="009c414e" officeooo:paragraph-rsid="009c414e"/>
    </style:style>
    <style:style style:name="P81" style:family="paragraph" style:parent-style-name="Text_20_body">
      <style:text-properties fo:language="de" fo:country="DE" officeooo:rsid="009d6401" officeooo:paragraph-rsid="009d6401"/>
    </style:style>
    <style:style style:name="P82" style:family="paragraph" style:parent-style-name="Text_20_body">
      <style:text-properties fo:language="de" fo:country="DE" officeooo:rsid="009f33c4" officeooo:paragraph-rsid="009f33c4"/>
    </style:style>
    <style:style style:name="P83" style:family="paragraph" style:parent-style-name="Text_20_body">
      <style:text-properties fo:language="de" fo:country="DE" officeooo:rsid="009fb40a" officeooo:paragraph-rsid="009fb40a"/>
    </style:style>
    <style:style style:name="P84" style:family="paragraph" style:parent-style-name="Text_20_body">
      <style:text-properties fo:language="de" fo:country="DE" officeooo:rsid="009fb40a" officeooo:paragraph-rsid="00a09267"/>
    </style:style>
    <style:style style:name="P85" style:family="paragraph" style:parent-style-name="Text_20_body">
      <style:text-properties fo:language="de" fo:country="DE" officeooo:rsid="00a12a74" officeooo:paragraph-rsid="00a12a74"/>
    </style:style>
    <style:style style:name="P86" style:family="paragraph" style:parent-style-name="Text_20_body">
      <style:text-properties fo:language="de" fo:country="DE" officeooo:rsid="00a26b46" officeooo:paragraph-rsid="00a26b46"/>
    </style:style>
    <style:style style:name="P87" style:family="paragraph" style:parent-style-name="Text_20_body">
      <style:text-properties fo:language="de" fo:country="DE" officeooo:rsid="00a28f40" officeooo:paragraph-rsid="00a28f40"/>
    </style:style>
    <style:style style:name="P88" style:family="paragraph" style:parent-style-name="Text_20_body">
      <style:text-properties fo:language="de" fo:country="DE" officeooo:rsid="00a09267" officeooo:paragraph-rsid="00a09267"/>
    </style:style>
    <style:style style:name="P89" style:family="paragraph" style:parent-style-name="Quotations">
      <style:paragraph-properties fo:text-align="start" style:justify-single-word="false" fo:orphans="2" fo:widows="2"/>
      <style:text-properties fo:font-size="11pt" fo:language="de" fo:country="DE" officeooo:rsid="007ea7ed" officeooo:paragraph-rsid="007ea7ed" style:font-size-asian="11pt" style:font-size-complex="11pt"/>
    </style:style>
    <style:style style:name="P90" style:family="paragraph" style:parent-style-name="Quotations">
      <style:text-properties fo:language="en" fo:country="US" officeooo:paragraph-rsid="007ed246"/>
    </style:style>
    <style:style style:name="P91" style:family="paragraph" style:parent-style-name="Standard" style:master-page-name="First_20_Page">
      <style:paragraph-properties fo:hyphenation-ladder-count="no-limit" style:page-number="auto"/>
      <style:text-properties fo:language="de" fo:country="DE" officeooo:rsid="0066593e" officeooo:paragraph-rsid="0054664b" fo:hyphenate="true" fo:hyphenation-remain-char-count="2" fo:hyphenation-push-char-count="2"/>
    </style:style>
    <style:style style:name="P92" style:family="paragraph" style:parent-style-name="Standard">
      <style:text-properties fo:language="de" fo:country="DE" officeooo:rsid="00550f55" officeooo:paragraph-rsid="00550f55"/>
    </style:style>
    <style:style style:name="P93" style:family="paragraph" style:parent-style-name="Heading_20_1">
      <style:text-properties fo:language="de" fo:country="DE"/>
    </style:style>
    <style:style style:name="P94" style:family="paragraph" style:parent-style-name="Heading_20_1">
      <style:text-properties fo:language="de" fo:country="DE" officeooo:rsid="008c4434" officeooo:paragraph-rsid="008c4434"/>
    </style:style>
    <style:style style:name="P95" style:family="paragraph" style:parent-style-name="Heading_20_1" style:master-page-name="Standard">
      <style:paragraph-properties style:page-number="3"/>
      <style:text-properties fo:language="de" fo:country="DE" officeooo:rsid="007730b4" officeooo:paragraph-rsid="007730b4"/>
    </style:style>
    <style:style style:name="P96" style:family="paragraph" style:parent-style-name="Heading_20_1">
      <style:paragraph-properties fo:break-before="page"/>
      <style:text-properties fo:language="de" fo:country="DE" officeooo:paragraph-rsid="00550f55"/>
    </style:style>
    <style:style style:name="P97" style:family="paragraph" style:parent-style-name="Heading_20_2">
      <style:text-properties fo:language="de" fo:country="DE"/>
    </style:style>
    <style:style style:name="P98" style:family="paragraph" style:parent-style-name="Heading_20_2">
      <style:text-properties fo:language="de" fo:country="DE" officeooo:rsid="008ae464" officeooo:paragraph-rsid="008ae464"/>
    </style:style>
    <style:style style:name="P99" style:family="paragraph" style:parent-style-name="Heading_20_2">
      <style:text-properties fo:language="de" fo:country="DE" officeooo:paragraph-rsid="00550f55"/>
    </style:style>
    <style:style style:name="P100" style:family="paragraph" style:parent-style-name="Footnote">
      <style:text-properties fo:font-variant="normal" fo:text-transform="none" fo:color="#000000" style:font-name="Liberation Serif" fo:font-size="9.75pt" fo:letter-spacing="normal" fo:language="zxx" fo:country="none" fo:font-style="normal" style:text-underline-style="none" fo:font-weight="normal" officeooo:rsid="007143a6" officeooo:paragraph-rsid="00a8b8e2" style:font-size-asian="9pt" style:language-asian="zxx" style:country-asian="none" style:font-style-asian="normal" style:font-size-complex="9pt" style:language-complex="zxx" style:country-complex="none" style:font-style-complex="normal"/>
    </style:style>
    <style:style style:name="P101" style:family="paragraph" style:parent-style-name="Contents_20_Heading" style:master-page-name="Index">
      <style:paragraph-properties style:page-number="auto"/>
    </style:style>
    <style:style style:name="P102" style:family="paragraph" style:parent-style-name="Contents_20_1">
      <style:paragraph-properties>
        <style:tab-stops>
          <style:tab-stop style:position="15.706cm" style:type="right" style:leader-style="dotted" style:leader-text="."/>
        </style:tab-stops>
      </style:paragraph-properties>
    </style:style>
    <style:style style:name="P103" style:family="paragraph" style:parent-style-name="Contents_20_2">
      <style:paragraph-properties>
        <style:tab-stops>
          <style:tab-stop style:position="15.206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529135" style:font-style-asian="normal" style:font-style-complex="normal"/>
    </style:style>
    <style:style style:name="T4" style:family="text">
      <style:text-properties fo:font-style="normal" officeooo:rsid="0065249d" style:font-style-asian="normal" style:font-style-complex="normal"/>
    </style:style>
    <style:style style:name="T5" style:family="text">
      <style:text-properties fo:font-style="normal" officeooo:rsid="00654ae2" style:font-style-asian="normal" style:font-style-complex="normal"/>
    </style:style>
    <style:style style:name="T6" style:family="text">
      <style:text-properties officeooo:rsid="0054664b"/>
    </style:style>
    <style:style style:name="T7" style:family="text">
      <style:text-properties fo:font-variant="normal" fo:text-transform="none" fo:color="#000000" style:font-name="Times New Roman" fo:font-size="9.75pt" fo:letter-spacing="normal" fo:font-style="normal" style:text-underline-style="none" fo:font-weight="normal" officeooo:rsid="00a8b8e2" style:font-style-asian="normal" style:font-style-complex="normal"/>
    </style:style>
    <style:style style:name="T8" style:family="text">
      <style:text-properties fo:font-variant="normal" fo:text-transform="none" fo:color="#000000" style:font-name="Times New Roman" fo:font-size="9.75pt" fo:letter-spacing="normal" fo:font-style="italic" style:text-underline-style="none" fo:font-weight="normal" officeooo:rsid="00a8b8e2" style:font-style-asian="italic" style:font-style-complex="italic"/>
    </style:style>
    <style:style style:name="T9" style:family="text">
      <style:text-properties fo:font-variant="normal" fo:text-transform="none" fo:color="#000000" fo:font-size="9.75pt" fo:letter-spacing="normal" fo:font-style="normal" style:text-underline-style="none" fo:font-weight="normal" officeooo:rsid="00605786" style:font-style-asian="normal" style:font-style-complex="normal"/>
    </style:style>
    <style:style style:name="T10" style:family="text">
      <style:text-properties fo:font-variant="normal" fo:text-transform="none" fo:color="#000000" fo:font-size="9.75pt" fo:letter-spacing="normal" fo:font-style="normal" style:text-underline-style="none" fo:font-weight="normal" officeooo:rsid="006662c9" style:font-style-asian="normal" style:font-style-complex="normal"/>
    </style:style>
    <style:style style:name="T11" style:family="text">
      <style:text-properties fo:font-variant="normal" fo:text-transform="none" fo:color="#000000" fo:font-size="9.75pt" fo:letter-spacing="normal" fo:font-style="normal" style:text-underline-style="none" fo:font-weight="normal" style:font-size-asian="9pt" style:font-style-asian="normal" style:font-size-complex="9pt" style:font-style-complex="normal"/>
    </style:style>
    <style:style style:name="T12" style:family="text">
      <style:text-properties fo:font-variant="normal" fo:text-transform="none" fo:color="#000000" fo:font-size="9.75pt" fo:letter-spacing="normal" fo:font-style="normal" style:text-underline-style="none" fo:font-weight="normal" officeooo:rsid="007143a6" style:font-size-asian="9pt" style:font-style-asian="normal" style:font-size-complex="9pt" style:font-style-complex="normal"/>
    </style:style>
    <style:style style:name="T13" style:family="text">
      <style:text-properties fo:font-variant="normal" fo:text-transform="none" fo:color="#000000" fo:font-size="9.75pt" fo:letter-spacing="normal" fo:font-style="normal" style:text-underline-style="none" fo:font-weight="normal" officeooo:rsid="00a8b8e2" style:font-size-asian="9pt" style:font-style-asian="normal" style:font-size-complex="9pt" style:font-style-complex="normal"/>
    </style:style>
    <style:style style:name="T14" style:family="text">
      <style:text-properties fo:font-variant="normal" fo:text-transform="none" fo:color="#000000" fo:font-size="9.75pt" fo:letter-spacing="normal" fo:font-style="italic" style:text-underline-style="none" fo:font-weight="normal" officeooo:rsid="006662c9" style:font-style-asian="italic" style:font-style-complex="italic"/>
    </style:style>
    <style:style style:name="T15" style:family="text">
      <style:text-properties fo:font-variant="normal" fo:text-transform="none" fo:color="#000000" fo:font-size="9.75pt" fo:letter-spacing="normal" fo:font-style="italic" style:text-underline-style="none" fo:font-weight="normal" style:font-size-asian="9pt" style:font-style-asian="italic" style:font-size-complex="9pt" style:font-style-complex="italic"/>
    </style:style>
    <style:style style:name="T16" style:family="text">
      <style:text-properties officeooo:rsid="004f149e"/>
    </style:style>
    <style:style style:name="T17" style:family="text">
      <style:text-properties fo:font-size="12pt" fo:font-weight="normal" style:font-size-asian="10.5pt" style:font-weight-asian="normal" style:font-size-complex="12pt" style:font-weight-complex="normal"/>
    </style:style>
    <style:style style:name="T18" style:family="text">
      <style:text-properties fo:font-size="12pt" fo:font-weight="normal" officeooo:rsid="005a322c" style:font-size-asian="10.5pt" style:font-weight-asian="normal" style:font-size-complex="12pt" style:font-weight-complex="normal"/>
    </style:style>
    <style:style style:name="T19" style:family="text">
      <style:text-properties fo:font-size="12pt" fo:font-weight="normal" officeooo:rsid="007730b4" style:font-size-asian="10.5pt" style:font-weight-asian="normal" style:font-size-complex="12pt" style:font-weight-complex="normal"/>
    </style:style>
    <style:style style:name="T20"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1" style:family="text">
      <style:text-properties fo:font-size="12pt" fo:font-style="normal" fo:font-weight="normal" officeooo:rsid="007acf82" style:font-size-asian="12pt" style:font-style-asian="normal" style:font-weight-asian="normal" style:font-size-complex="12pt" style:font-style-complex="normal" style:font-weight-complex="normal"/>
    </style:style>
    <style:style style:name="T22" style:family="text">
      <style:text-properties fo:font-size="12pt" fo:font-style="normal" fo:font-weight="normal" officeooo:rsid="00897e0e" style:font-size-asian="12pt" style:font-style-asian="normal" style:font-weight-asian="normal" style:font-size-complex="12pt" style:font-style-complex="normal" style:font-weight-complex="normal"/>
    </style:style>
    <style:style style:name="T23" style:family="text">
      <style:text-properties fo:font-size="12pt" fo:font-style="normal" fo:font-weight="normal" officeooo:rsid="00992572" style:font-size-asian="12pt" style:font-style-asian="normal" style:font-weight-asian="normal" style:font-size-complex="12pt" style:font-style-complex="normal" style:font-weight-complex="normal"/>
    </style:style>
    <style:style style:name="T24" style:family="text">
      <style:text-properties fo:font-size="12pt" fo:font-style="normal" fo:font-weight="normal" officeooo:rsid="002436e0" style:font-size-asian="12pt" style:font-style-asian="normal" style:font-weight-asian="normal" style:font-size-complex="12pt" style:font-style-complex="normal" style:font-weight-complex="normal"/>
    </style:style>
    <style:style style:name="T25" style:family="text">
      <style:text-properties fo:font-size="12pt" fo:font-style="normal" fo:font-weight="normal" officeooo:rsid="007f382b" style:font-size-asian="12pt" style:font-style-asian="normal" style:font-weight-asian="normal" style:font-size-complex="12pt" style:font-style-complex="normal" style:font-weight-complex="normal"/>
    </style:style>
    <style:style style:name="T26" style:family="text">
      <style:text-properties fo:font-size="12pt" fo:font-style="normal" fo:font-weight="normal" officeooo:rsid="00a41459" style:font-size-asian="12pt" style:font-style-asian="normal" style:font-weight-asian="normal" style:font-size-complex="12pt" style:font-style-complex="normal" style:font-weight-complex="normal"/>
    </style:style>
    <style:style style:name="T27" style:family="text">
      <style:text-properties officeooo:rsid="00654ae2"/>
    </style:style>
    <style:style style:name="T28" style:family="text">
      <style:text-properties officeooo:rsid="006662c9"/>
    </style:style>
    <style:style style:name="T29" style:family="text">
      <style:text-properties officeooo:rsid="002436e0"/>
    </style:style>
    <style:style style:name="T30" style:family="text">
      <style:text-properties officeooo:rsid="0020f16a"/>
    </style:style>
    <style:style style:name="T31" style:family="text">
      <style:text-properties officeooo:rsid="0068bd4b"/>
    </style:style>
    <style:style style:name="T32" style:family="text">
      <style:text-properties officeooo:rsid="006e2c41"/>
    </style:style>
    <style:style style:name="T33" style:family="text">
      <style:text-properties officeooo:rsid="0075b6e1"/>
    </style:style>
    <style:style style:name="T34" style:family="text">
      <style:text-properties officeooo:rsid="007730b4"/>
    </style:style>
    <style:style style:name="T35" style:family="text">
      <style:text-properties officeooo:rsid="007914cd"/>
    </style:style>
    <style:style style:name="T36" style:family="text">
      <style:text-properties fo:font-size="11pt" officeooo:rsid="001bf75b" style:font-size-asian="11pt" style:font-size-complex="11pt"/>
    </style:style>
    <style:style style:name="T37" style:family="text">
      <style:text-properties officeooo:rsid="007ea7ed"/>
    </style:style>
    <style:style style:name="T38" style:family="text">
      <style:text-properties officeooo:rsid="007ed246"/>
    </style:style>
    <style:style style:name="T39" style:family="text">
      <style:text-properties officeooo:rsid="007f382b"/>
    </style:style>
    <style:style style:name="T40" style:family="text">
      <style:text-properties officeooo:rsid="0080029b"/>
    </style:style>
    <style:style style:name="T41" style:family="text">
      <style:text-properties officeooo:rsid="00827a75"/>
    </style:style>
    <style:style style:name="T42" style:family="text">
      <style:text-properties officeooo:rsid="0082cb39"/>
    </style:style>
    <style:style style:name="T43" style:family="text">
      <style:text-properties officeooo:rsid="00852a8f"/>
    </style:style>
    <style:style style:name="T44" style:family="text">
      <style:text-properties officeooo:rsid="00867f5e"/>
    </style:style>
    <style:style style:name="T45" style:family="text">
      <style:text-properties officeooo:rsid="0087675c"/>
    </style:style>
    <style:style style:name="T46" style:family="text">
      <style:text-properties officeooo:rsid="00897e0e"/>
    </style:style>
    <style:style style:name="T47" style:family="text">
      <style:text-properties officeooo:rsid="008a01ea"/>
    </style:style>
    <style:style style:name="T48" style:family="text">
      <style:text-properties officeooo:rsid="008b4e5f"/>
    </style:style>
    <style:style style:name="T49" style:family="text">
      <style:text-properties officeooo:rsid="008bc0c6"/>
    </style:style>
    <style:style style:name="T50" style:family="text">
      <style:text-properties officeooo:rsid="008dbd2a"/>
    </style:style>
    <style:style style:name="T51" style:family="text">
      <style:text-properties officeooo:rsid="0090b074"/>
    </style:style>
    <style:style style:name="T52" style:family="text">
      <style:text-properties officeooo:rsid="0091c09e"/>
    </style:style>
    <style:style style:name="T53" style:family="text">
      <style:text-properties officeooo:rsid="0092036a"/>
    </style:style>
    <style:style style:name="T54" style:family="text">
      <style:text-properties officeooo:rsid="0093a25c"/>
    </style:style>
    <style:style style:name="T55" style:family="text">
      <style:text-properties officeooo:rsid="00955094"/>
    </style:style>
    <style:style style:name="T56" style:family="text">
      <style:text-properties officeooo:rsid="0098ca23"/>
    </style:style>
    <style:style style:name="T57" style:family="text">
      <style:text-properties officeooo:rsid="00992572"/>
    </style:style>
    <style:style style:name="T58" style:family="text">
      <style:text-properties officeooo:rsid="009d6401"/>
    </style:style>
    <style:style style:name="T59" style:family="text">
      <style:text-properties officeooo:rsid="009e0f88"/>
    </style:style>
    <style:style style:name="T60" style:family="text">
      <style:text-properties officeooo:rsid="009e284f"/>
    </style:style>
    <style:style style:name="T61" style:family="text">
      <style:text-properties officeooo:rsid="009f33c4"/>
    </style:style>
    <style:style style:name="T62" style:family="text">
      <style:text-properties officeooo:rsid="009fb40a"/>
    </style:style>
    <style:style style:name="T63" style:family="text">
      <style:text-properties officeooo:rsid="00a41459"/>
    </style:style>
    <style:style style:name="T64" style:family="text">
      <style:text-properties officeooo:rsid="00a41cd8"/>
    </style:style>
    <style:style style:name="T65" style:family="text">
      <style:text-properties officeooo:rsid="00a5f354"/>
    </style:style>
    <style:style style:name="T66" style:family="text">
      <style:text-properties officeooo:rsid="00caea8f"/>
    </style:style>
    <style:style style:name="T67" style:family="text">
      <style:text-properties officeooo:rsid="00a8b8e2"/>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Friedrich-Alexander-Universität Erlangen-Nürnberg</text:p>
      <text:p text:style-name="P2">Philosophische Fakultät und Fachbereich Theologie</text:p>
      <text:p text:style-name="P2">Fachbereich: <text:span text:style-name="T34">Politische Wissenschaft</text:span></text:p>
      <text:p text:style-name="P2"><text:span text:style-name="T33">Haupt</text:span>seminar: <text:span text:style-name="T34">Demokratietheorien</text:span>, <text:span text:style-name="T31">Sommersemester 2017</text:span></text:p>
      <text:p text:style-name="P2">Dozent: <text:span text:style-name="T34">PD Dr. Hans-Jörg Sigwart</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9">Demokratisierung und Autonomie</text:p>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Emil Lefherz</text:p>
      <text:p text:style-name="P8">Rennweg 31</text:p>
      <text:p text:style-name="P7">90<text:span text:style-name="T6">489 Nürnberg</text:span></text:p>
      <text:p text:style-name="P7">E-Mail: emil.lefherz@<text:span text:style-name="T31">fau</text:span>.de </text:p>
      <text:p text:style-name="P7"/>
      <text:p text:style-name="P3"><text:span text:style-name="T17">Zwei-Fach-Bachelor Philosophie (</text:span><text:span text:style-name="T19">8</text:span><text:span text:style-name="T17">. FS) und Politische Wissenschaft (</text:span><text:span text:style-name="T19">6</text:span><text:span text:style-name="T17">. FS</text:span><text:span text:style-name="T18">)</text:span></text:p>
      <text:table-of-content text:style-name="Sect1" text:protected="true" text:name="Table of Contents1">
        <text:table-of-content-source text:outline-level="10">
          <text:index-title-template text:style-name="Contents_20_Heading">Demokratisierung und Autonomi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1">Demokratisierung und Autonomie</text:p>
          </text:index-title>
          <text:p text:style-name="P102"><text:a xlink:type="simple" xlink:href="#__RefHeading___Toc1200_1922427946" text:style-name="Index_20_Link" text:visited-style-name="Index_20_Link">1 Demokratisierung als Tanzbewegung<text:tab/>3</text:a></text:p>
          <text:p text:style-name="P102"><text:a xlink:type="simple" xlink:href="#__RefHeading___Toc6269_1922427946" text:style-name="Index_20_Link" text:visited-style-name="Index_20_Link">2 Mouffe und Habermas über Demokratie<text:tab/>6</text:a></text:p>
          <text:p text:style-name="P103"><text:a xlink:type="simple" xlink:href="#__RefHeading___Toc725_82010841" text:style-name="Index_20_Link" text:visited-style-name="Index_20_Link">2.1 Mouffes Kompromiss<text:tab/>7</text:a></text:p>
          <text:p text:style-name="P103"><text:a xlink:type="simple" xlink:href="#__RefHeading___Toc694_703781527" text:style-name="Index_20_Link" text:visited-style-name="Index_20_Link">2.2 Habermas' Einigung<text:tab/>8</text:a></text:p>
          <text:p text:style-name="P103"><text:a xlink:type="simple" xlink:href="#__RefHeading___Toc696_703781527" text:style-name="Index_20_Link" text:visited-style-name="Index_20_Link">2.3 Kritik an der Habermasschen Legitimität<text:tab/>9</text:a></text:p>
          <text:p text:style-name="P102"><text:a xlink:type="simple" xlink:href="#__RefHeading___Toc698_703781527" text:style-name="Index_20_Link" text:visited-style-name="Index_20_Link">3 Demokratische Hindernisse<text:tab/>10</text:a></text:p>
          <text:p text:style-name="P103"><text:a xlink:type="simple" xlink:href="#__RefHeading___Toc700_703781527" text:style-name="Index_20_Link" text:visited-style-name="Index_20_Link">3.1 Institutionalisierung<text:tab/>10</text:a></text:p>
          <text:p text:style-name="P103"><text:a xlink:type="simple" xlink:href="#__RefHeading___Toc730_703781527" text:style-name="Index_20_Link" text:visited-style-name="Index_20_Link">3.2 Repräsentation<text:tab/>12</text:a></text:p>
          <text:p text:style-name="P103"><text:a xlink:type="simple" xlink:href="#__RefHeading___Toc732_703781527" text:style-name="Index_20_Link" text:visited-style-name="Index_20_Link">3.3 Mehrheitsprinzip<text:tab/>12</text:a></text:p>
          <text:p text:style-name="P103"><text:a xlink:type="simple" xlink:href="#__RefHeading___Toc742_703781527" text:style-name="Index_20_Link" text:visited-style-name="Index_20_Link">3.4 Gewaltmonopol<text:tab/>13</text:a></text:p>
          <text:p text:style-name="P103"><text:a xlink:type="simple" xlink:href="#__RefHeading___Toc14222_703781527" text:style-name="Index_20_Link" text:visited-style-name="Index_20_Link">3.5 Territorialität<text:tab/>15</text:a></text:p>
          <text:p text:style-name="P102"><text:a xlink:type="simple" xlink:href="#__RefHeading___Toc923_827057857" text:style-name="Index_20_Link" text:visited-style-name="Index_20_Link">4 Zeit zu Tanzen!<text:tab/>16</text:a></text:p>
          <text:p text:style-name="P102"><text:a xlink:type="simple" xlink:href="#__RefHeading__1783_1803230690" text:style-name="Index_20_Link" text:visited-style-name="Index_20_Link">Literaturverzeichnis<text:tab/>18</text:a></text:p>
          <text:p text:style-name="P103"><text:a xlink:type="simple" xlink:href="#__RefHeading__855_75367846" text:style-name="Index_20_Link" text:visited-style-name="Index_20_Link"><text:span text:style-name="T2">L</text:span></text:a><text:a xlink:type="simple" xlink:href="#__RefHeading__855_75367846" text:style-name="Index_20_Link" text:visited-style-name="Index_20_Link"><text:span text:style-name="T2">iteratur:</text:span></text:a><text:a xlink:type="simple" xlink:href="#__RefHeading__855_75367846" text:style-name="Index_20_Link" text:visited-style-name="Index_20_Link"><text:tab/>18</text:a></text:p>
          <text:p text:style-name="P103"><text:a xlink:type="simple" xlink:href="#__RefHeading__857_75367846" text:style-name="Index_20_Link" text:visited-style-name="Index_20_Link">Internetquellen:<text:tab/>18</text:a></text:p>
        </text:index-body>
      </text:table-of-content>
      <text:p text:style-name="P3"/>
      <text:p text:style-name="P4"/>
      <text:p text:style-name="P5"><text:span text:style-name="T27">Ich zitiere Nietzsche aus der elektronisch verfügbaren „</text:span>Digitale<text:span text:style-name="T27">n</text:span> Kritische<text:span text:style-name="T27">n</text:span> Gesamtausgabe von Nietzsches Werken und Briefen (eKGWB)“, <text:span text:style-name="T27">nicht nach schriftlichen Quellen. Demzufolge stehen in den Fußnoten keine Seitenzahlen, sondern Links.</text:span></text:p>
      <text:p text:style-name="P5"/>
      <text:p text:style-name="P92">Ich habe die Arbeit in geschlechtergerechter Sprache geschrieben. Ich verwende das generische Femininum und das generische Maskulinum abwechselnd. Sollte jemand beim Lesen darüber stolpern: das ist so gewollt.</text:p>
      <text:h text:style-name="P95" text:outline-level="1"><text:bookmark-start text:name="__RefHeading___Toc1200_1922427946"/><text:span text:style-name="T40">1 </text:span>Demokratisierung als Tanzbewegung<text:bookmark-end text:name="__RefHeading___Toc1200_1922427946"/></text:h>
      <text:p text:style-name="P53"/>
      <text:p text:style-name="P54">Man kann nicht über Demokratisierung reden, ohne auch ein paar Worte über die Demokratie zu verlieren. Wo Demokratisierung eine Bewegung ist, die sich, mal schneller, mal langsamer, in eine klare Richtung bewegt, sieht die Demokratie daneben wie Stillstand aus - <text:span text:style-name="T37">d</text:span><text:span text:style-name="T21">ie Demokratie ist an dem Punkt angelangt, wo sie mehr als ausreichend damit beschäftigt ist, den Status Quo zu managen, das tägliche Leben aufrechtzuerhalten, politische Vermittlung und Produktion aufrechtzuerhalten.</text:span></text:p>
      <text:p text:style-name="P55"><text:span text:style-name="T21">Ü</text:span><text:span text:style-name="T20">berall, wo Zeit voranschreitet, hat der Stillstand seine Mühe. </text:span><text:span text:style-name="T22">W</text:span><text:span text:style-name="T20">ährend die Zeit uns unaufhaltsam dem Tod näher bringt, bemüht sich</text:span><text:span text:style-name="T22"> die Demokratie</text:span><text:span text:style-name="T20">, uns alle am Leben zu halten. Das ist nett von ihr. Im Rahmen meiner Autonomie ist es eins meiner Ziele, eine Weile am Leben zu bleiben, und das geht vielen ihrer Bürger</text:span><text:span text:style-name="T26">innen</text:span><text:span text:style-name="T20"> so.</text:span></text:p>
      <text:p text:style-name="P12">Autonomie <text:span text:style-name="T29">ist</text:span> die Möglichkeit, sich nach Sartre selbst zu erschaffen, sich die Grenzen des eigenen Handelns selbst setzen zu können, und auch die Freiheit zu haben, nach diesen selbstgesetzten Regeln handeln zu können, wie zwischen den Zeilen dieses Nietzsche-Zitats zu lesen <text:span text:style-name="T44">ist</text:span>:<text:note text:id="ftn1" text:note-class="footnote"><text:note-citation>1</text:note-citation><text:note-body><text:p text:style-name="P26">Lefherz (2016), S. <text:span text:style-name="T40">4</text:span></text:p></text:note-body></text:note></text:p>
      <text:p text:style-name="P89"><text:span text:style-name="T20">“Wer sich nicht befehlen kann, der soll gehorchen. Und mancher kann sich befehlen, aber da fehlt noch viel, dass er sich auch gehorche!”</text:span><text:span text:style-name="T20"><text:note text:id="ftn2" text:note-class="footnote"><text:note-citation>2</text:note-citation><text:note-body><text:p text:style-name="P25">Nietzsche 1967, http://www.nietzschesource.org/#eKGWB/Za-III-Tafeln-4</text:p></text:note-body></text:note></text:span></text:p>
      <text:p text:style-name="P56"><text:span text:style-name="T39">So oder so </text:span>sind Sie radikal auf sich alleine gestellt, wenn Sie in dieser Welt handeln wollen; kein Gott kann Ihnen die Verantwortung abnehmen, selbst mit Ihren Handlungen leben zu müssen.<text:note text:id="ftn3" text:note-class="footnote"><text:note-citation>3</text:note-citation><text:note-body><text:p text:style-name="P27">Sartre <text:span text:style-name="T67">(1989), S. 4+</text:span></text:p></text:note-body></text:note> Viel Spaß mit einem Leben in existentialistischer Verzweiflung. Es gibt keine Regeln außer Ihren eigenen; die, die Sie für die richtigen halten.</text:p>
      <text:p text:style-name="P59"><text:span text:style-name="T20">Autonomie geht einher mit einer besonderen Charaktereigenschaft, die bei vielen Denkern eng mit ethischem Handeln verknüpft ist: Verantwortung. Wenn Menschen nach ihren eigenen Regeln leben müssen, und anfangen, ihre Konsequenzen zu spüren, lernen sie bald, wie ihr Schicksal mit dem anderer Menschen verknüpft ist. </text:span><text:span text:style-name="T23">Gewisse Elemente der Demokratie ziehen ihre Stabilität jedoch aus dem Umstand, dass sie die Verantwortung vieler Menschen übernehmen, anstatt ihnen die Möglichkeit zu gewähren, mit ihr umzugehen zu lernen. </text:span><text:span text:style-name="T20">Deswegen wird Verantwortung in dieser Hausarbeit im Zusammenhang mit Autonomie immer wieder eine große Rolle spielen.</text:span></text:p>
      <text:p text:style-name="P57"><text:soft-page-break/>Wenn man versucht, nicht nur eigene Regeln zu haben, sondern sie auch zu befolgen, gerät man mit der Demokratie zuweilen in Schwierigkeiten, so wie mit jedem Status Quo. Eine autonome Handlung versucht, die Gegenwart mit der Zukunft zu überschreiben; die Demokratie, die sich für das Jetzt verantwortlich fühlt, will jedoch genauso die Regeln festlegen, in welchem Rahmen das passiert, wie wir unseren eigenen Regeln folgen wollen.</text:p>
      <text:p text:style-name="P58">Der Konflikt zwischen der Autonomie und den Regeln des Status Quo wird dabei in der Demokratisierung verhandelt. Meistens in meiner persönlichen Geschichte der Demokratisierung war ja nicht die Demokratie der im Weg stehende Status Quo, sondern <text:span text:style-name="T38">andere Herrschaftsverhältnisse.</text:span></text:p>
      <text:p text:style-name="P44">Die französische Revolution schaffte die Hierarchien zwischen Adel und Volk ab, und entledigte sich der absolutistischen Herrscher. Die Weimarer Republik war das Ende der Kaiser, und als mit Ende des zweiten Weltkriegs die jetzige Demokratie der BRD entstand, war diese Bewegung sogar gegen den Willen des Volkes gerichtet, dass sich zwölf Jahre lang im Führerstaat wohl gefühlt hatte.</text:p>
      <text:p text:style-name="P14">Volkssouveränität, über die ja der Name „<text:span text:style-name="T43">demos-kratein</text:span>“ sich gebildet hat, ist deswegen nicht die Essenz der Demokratisierung, denn ich versuche nicht, Demokratisierung etymologisch, sondern historisch zu konstruieren. Da alle historischen Bewegungen der Demokratisierung, die zu meinem jetzigen Verständnis des Begriffs geführt haben, sich jedoch gegen Autorität, gegen Hierarchie, gegen Fremdbestimmung de<text:span text:style-name="T63">r</text:span> Einzelnen richteten, scheint das Ziel der Demokratisierung sich zur Selbstbestimmung, zur Autonomie aller zu richten.</text:p>
      <text:p text:style-name="P13">Ich betrachte Demokratisierung nicht als utopische Bewegung. Es gibt kein klares Ziel, eher ein Problembewusstsein, nach dem man sich richtet; aber ohne Problem, das linear gelöst werden könnte, ist sie eher eine Tanzbewegung in die richtige Richtung. Dabei geht es immer mal wieder ein paar Schritte vor, dann ein paar zurück; man wiegt sich hin und her. <text:span text:style-name="T57">Wichtig ist, dass jeder Schritt Spaß macht.</text:span> <text:span text:style-name="T57">U</text:span>nd bei jedem Schritt lernt man etwas über sich selbst.</text:p>
      <text:p text:style-name="P13">Der Utopismus will uns sagen, dass wir alle nötigen Schritte gehen müssen, um ans große Ziel zu gelangen; ich sage, wenn man sich mit einem Schritt nicht wohl fühlt, geht man besser einen anderen. „Der Weg ist das Ziel“ ist eine manchmal verspottete Phrase, die einem jedoch ans Herz wächst, wenn man begreift, dass das einzige Ziel des Lebens der Tod ist. Warum sollte man sich dann beeilen? Ich werde eben solange auf dem Pfad der Demokratisierung wandeln, bis ich seiner müde werde, und ein neues Problembewusstsein sich Bahn bricht. Hoffentlich gefällt mir auch der Tanz danach, und hoffentlich wird er in einem demo<text:soft-page-break/>kratischeren Umfeld als <text:span text:style-name="T45">vorher</text:span> passieren.</text:p>
      <text:p text:style-name="P13">Dass ich Demokratisierung so konstruiere, dass ihr Ziel die Autonomie ist, wundert nicht, wenn man bedenkt, dass ich als „radical ironist“ selbst die Autonomie zum Ziel habe. <text:span text:style-name="T35">„Radical ironists,“ zu denen Sie sich gerne zählen dürfen, wenn Ihnen mein Entwurf davon liegt, erkennen die Grenzen ihrer eigenen Sprache an, ob sie nun Kunst oder Analyse benutzen, um sich die Welt zu erklären. Rorty, der sich jedoch als „liberal ironist“ bezeichnet, definiert seine Herangehensweise an sein eigenes Vokabular folgendermaßen:</text:span></text:p>
      <text:p text:style-name="P90"><text:span text:style-name="T36">„(1) She has radical and continuing doubts about the final vocabulary she currently uses, because she has been impressed by other vocabularies, […] (2) she realizes that argument phrased in her present vocabulary can neither underwrite or dissolve these doubts; (3) […] she does not think that her vocabulary is closer to reality than others, that it is in touch with a power not herself.“</text:span><text:span text:style-name="T36"><text:note text:id="ftn4" text:note-class="footnote"><text:note-citation>4</text:note-citation><text:note-body><text:p text:style-name="P23">Rorty <text:span text:style-name="T32">(2009): S. </text:span>73</text:p></text:note-body></text:note></text:span></text:p>
      <text:p text:style-name="P11">Ferner ist er „liberal“ <text:span text:style-name="T29">ironist</text:span>, weil er denkt, dass „<text:span text:style-name="T30">Cruelty“ das schlimmste ist, was wir Menschen uns antun können.</text:span><text:span text:style-name="T30"><text:note text:id="ftn5" text:note-class="footnote"><text:note-citation>5</text:note-citation><text:note-body><text:p text:style-name="P24"><text:span text:style-name="T40">ebenda: S. </text:span>xv</text:p></text:note-body></text:note></text:span></text:p>
      <text:p text:style-name="P15"><text:span text:style-name="T20">Ich bin kein liberal ironist. Ich habe persönlich das Glück gehabt, nicht viele Grausamkeiten erleben zu müssen, und mein bisheriges Leben in relativ friedlichen und sicheren Weltgegenden verbracht zu haben – vielleicht manchmal etwas zu sicher. Was mich bewegt ist deswegen nicht Grausamkeit, sondern Überwachung, Unterdrückung und Zwänge, aus denen ich die Menschen befreien will; das </text:span><text:span text:style-name="T24">A</text:span><text:span text:style-name="T20">blassen von Grausamkeit kommt eher von selbst, wenn Menschen sich nicht zu so etwas gezwungen fühlen, beziehungsweise de</text:span><text:span text:style-name="T26">r</text:span><text:span text:style-name="T20"> anderen genug Autonomie zugestehen, dass sie ih</text:span><text:span text:style-name="T26">r</text:span><text:span text:style-name="T20"> gar keine Grausamkeit antun können, </text:span><text:span text:style-name="T25">wenn </text:span><text:span text:style-name="T26">sie </text:span><text:span text:style-name="T25">sie nicht will</text:span><text:span text:style-name="T20">. Ich nenne diese Einstellung fortan </text:span><text:span text:style-name="T25">den</text:span><text:span text:style-name="T20"> „radical ironist“, </text:span><text:span text:style-name="T25">der</text:span><text:span text:style-name="T20"> sich von anderen Radikalen darin unterscheidet, dass </text:span><text:span text:style-name="T25">er</text:span><text:span text:style-name="T20"> ebenso wenig auf </text:span><text:span text:style-name="T25">seinem</text:span><text:span text:style-name="T20"> Vokabular beharrt wie die liberal ironists.</text:span><text:span text:style-name="T20"><text:note text:id="ftn6" text:note-class="footnote"><text:note-citation>6</text:note-citation><text:note-body><text:p text:style-name="P28">Lefherz (2016): S. 3+</text:p></text:note-body></text:note></text:span></text:p>
      <text:p text:style-name="P16">Als Radikalen interessiert mich, wohin die Demokratisierung tanzen könnte. <text:span text:style-name="T46">Mit Ironie</text:span> interessiert mich, wie diese Tanzbewegung zu ihrer Vollendung kommen könnte. Und als Mensch frage ich mich, <text:span text:style-name="T46">wie ich am besten tanzen könnte.</text:span></text:p>
      <text:p text:style-name="P16">Diese Hausarbeit beschäftigt sich also mit einer Frage, die <text:span text:style-name="T46">ironischerweise</text:span> nie beantwortet werden wird: „Welchen Hindernissen steht die Demokratisierung bei der Vollendung ihres Projekts gegenüber?“</text:p>
      <text:p text:style-name="P16"/>
      <text:h text:style-name="P93" text:outline-level="1"><text:bookmark-start text:name="__RefHeading___Toc6269_1922427946"/><text:soft-page-break/><text:span text:style-name="T40">2 </text:span>Mouffe und Habermas über Demokratie<text:bookmark-end text:name="__RefHeading___Toc6269_1922427946"/></text:h>
      <text:p text:style-name="P52"/>
      <text:p text:style-name="P45">Chantal Mouffe und Jürgen Habermas sind zwei Autor<text:span text:style-name="T63">inn</text:span>en, die sich mit einigen Konfliktlinien innerhalb der Demokratie auseinandergesetzt haben, insbesondere mit dem Widerspruch zwischen der liberalen und der republikanischen Denkströmung.</text:p>
      <text:p text:style-name="P46">Beide analysieren, wie Elemente dieser Denkströmungen die Institutionen und Dynamiken der Demokratie bestimmen, und gehen damit auf den Status Quo ein, und wie in seinem Rahmen Politik gemacht werden sollte. Der Rahmen, in dem das passiert, ist jedoch immer einer der Demokratisierung, da beide eine normative Demokratietheorie vorlegen; ihr normativer Anspruch richtet sich eben nicht darauf, wie Kontrolle und Hierarchie in einer Demokratie aufrechterhalten werden kann, sondern wie jeder Einzelne sich im Diskurs Ausdruck verschaffen und mit seinen Interessen Gehör finden kann.</text:p>
      <text:p text:style-name="P46">Die liberale Denkströmung geht hierbei davon aus, dass in einer Demokratie die Freiheit de<text:span text:style-name="T63">r</text:span> Einzelnen vor der Gruppe geschützt werden muss. Dies soll über Bürgerrechte, <text:span text:style-name="T41">Gewaltenteilung, </text:span>Rechtsstaat, Trennung zwischen Privatem und Öffentlichem, sowie der Trennung von Staat und Kirche geschehen. <text:span text:style-name="T41">Freiheit, die der Autonomie inhärent ist, spielt im Liberalismus natürlich eine tragende Rolle; auch wenn das Verständnis von Freiheit zwischen Radikalen und Liberalen auseinander geht. Liberale versuchen für gewöhnlich, die Freiheit des Einzelnen durch Institutionen zu schützen, die darüber entscheiden, wo die Nase der einen aufhört, und die des anderen anfängt, wie es so schön heißt.</text:span></text:p>
      <text:p text:style-name="P47">Auch die republikanische Denkströmung hat dabei eine eigene Vorstellung von Freiheit. <text:span text:style-name="T42">In dem Verständnis, dass sich die Freiheit der Einzelnen nur in der Gruppe, in der Beziehung zu anderen zum Ausdruck bringen kann, gehen sie davon aus, dass der Diskurs eine gemeinschaftliche Identität zum Ausdruck bringt, die mehr ist als nur die Summe ihrer Einzelteile. Volkssouveränität kommt daher, dass dieser Kollektividentität eine hohe Bedeutung beigemessen werden soll. Sie bringt immer eine Logik zwischen innen und außen zum Vorschein und ihre Vertreter fordern für gewöhnlich ein ethisches Verhalten ihrer Mitglieder, über dessen Normen die Eigengruppe, das demokratische Kollektiv, auch gerne mal definiert wird.</text:span><text:span text:style-name="T42"><text:note text:id="ftn7" text:note-class="footnote"><text:note-citation>7</text:note-citation><text:note-body><text:p text:style-name="P29">Mouffe (2000), S. 2+</text:p></text:note-body></text:note></text:span></text:p>
      <text:p text:style-name="P48">Unterschiedliche Aspekte der Autonomie konkurrieren hier und machen sich gegenseitig das Leben schwer. Während Habermas und Rawls versuchen, die beiden auf einem dritten Weg zu versöhnen, glaubt Mouffe, dass man dieses Paradox nicht auflösen kann.<text:note text:id="ftn8" text:note-class="footnote"><text:note-citation>8</text:note-citation><text:note-body><text:p text:style-name="P30">Ebenda, S. 8+</text:p></text:note-body></text:note></text:p>
      <text:p text:style-name="P48"/>
      <text:h text:style-name="P97" text:outline-level="2"><text:bookmark-start text:name="__RefHeading___Toc725_82010841"/><text:soft-page-break/>2.1 Mouffes Kompromiss<text:bookmark-end text:name="__RefHeading___Toc725_82010841"/></text:h>
      <text:p text:style-name="P48"/>
      <text:p text:style-name="P49">Nach Mouffe <text:span text:style-name="T47">sind </text:span>die beiden Denkströmungen des Liberalismus und des Republikanismus (den sie „democracy“ nennt) immer nur <text:span text:style-name="T47">eine vorübergehende Allianz eingegangen, die von Spannungen geprägt ist. Mehr war nie möglich, da sie sich in einigen fundamentalen Punkten widersprechen; nach der republikanischen Denke ist die Unterscheidung zwischen Demos und allen anderen Menschen die Grundlage für die Ausübung demokratischer Rechte – nach der liberalen Denke ist genau das die Gefahr für eben diese Rechte, weil ihre Definition dann nur noch von der jeweiligen hegemonialen Formulierung abhängt, und die Minderheit der Masse abermals ausgeliefert ist.</text:span><text:span text:style-name="T47"><text:note text:id="ftn9" text:note-class="footnote"><text:note-citation>9</text:note-citation><text:note-body><text:p text:style-name="P31">Ebenda, S. 4</text:p></text:note-body></text:note></text:span></text:p>
      <text:p text:style-name="P50">Mouffe verneint, dass im Rahmen der modernen Demokratie eine Synthese dieser Kräfte möglich ist. Solange die Demokratie unter den gegebenen Voraussetzungen funktioniert, muss stattdessen ein stetig neuer Kompromiss gefunden werden, um das Verhältnis der beiden Denkströmungen zueinander auszuhandeln.<text:note text:id="ftn10" text:note-class="footnote"><text:note-citation>10</text:note-citation><text:note-body><text:p text:style-name="P32">Ebenda, S. 2+</text:p></text:note-body></text:note></text:p>
      <text:p text:style-name="P51">Politik in einer Demokratie befasst sich in ihren Augen dann auch nicht damit, diesen Widerspruch abzuschaffen, und in einer Synthese zu überwinden. Stattdessen soll sie das Paradox anerkennen, und so handeln, dass keiner der beiden Ansprüche vollkommen verweigert wird. Ziel ist dann nicht eine perfekte Harmonie – sondern eben der bittere Kompromiss, mit dem wir in einer modernen Demokratie so oft konfrontiert sind, und in dem sich ein lebendiger Pluralismus erst ausdrückt.<text:note text:id="ftn11" text:note-class="footnote"><text:note-citation>11</text:note-citation><text:note-body><text:p text:style-name="P32">Ebenda, S. 101++</text:p></text:note-body></text:note></text:p>
      <text:p text:style-name="P51">Das mag für Politik im Rahmen der modernen Demokratie durchaus stimmen. Wer in einer demokratischen Institution Verantwortung übernimmt, ist auf dieses Spannungsfeld angewiesen – und seine Aufgabe ist dann auch die der Erhaltung, nicht des Tanzes. Da ich jedoch lieber tanze, als einen Status Quo am Leben zu halten, steht es mir frei, nach der Synthese dieser beiden Denkströmungen zu suchen. Und so wie man beim Tanz nie an derselben Stelle steht, kann ich es mir erlauben, aus unterschiedlichen Positionen auf dasselbe Problem zu blicken:</text:p>
      <text:p text:style-name="P51">Die Freiheit de<text:span text:style-name="T63">r</text:span> Einzelnen kann nur dann an der Nase des anderen aufhören, wenn man seine Freiheit alleine genießen könnte. Wenn ich erst zu einer Person werde, indem ich meine Freiheit in einer Beziehung ausdrücke, und diese Beziehung verweigert werden kann, bin ich auf die Nase de<text:span text:style-name="T63">r</text:span> anderen angewiesen, um frei zu sein.</text:p>
      <text:p text:style-name="P51"><text:soft-page-break/>Die Freiheit der Gruppe kann nur dann gegen die Freiheit de<text:span text:style-name="T63">s</text:span> Einzelnen wirken, wenn eine Gruppe ohne Einzelne bestehen könnte. Wenn eine Gruppe erst zu einer Gruppe wird, indem alle Einzelnen in ihr frei sein können, und die Mitgliedschaft in ihr verweigert werden kann, ist die Gruppe auf die Einzelnen angewiesen, um ihre Freiheit entfalten zu können.</text:p>
      <text:p text:style-name="P51">Es kann also einen Ort geben, an dem sich die beiden Freiheiten nicht widersprechen, sondern gegenseitig bedingen, wo sie notwendigerweise am selben Strang ziehen. Diesen Ort will ich suchen, und auf den tanze ich zu. Er ermöglicht einen Ort von Individualität und Kooperation, die im Rahmen der Demokratie so nicht zu erreichen ist.</text:p>
      <text:p text:style-name="P51">Die deliberative Demokratie, die Mouffe so kritisiert, versucht, einen solchen Ort zu konstruieren.</text:p>
      <text:p text:style-name="P51"/>
      <text:h text:style-name="P98" text:outline-level="2"><text:bookmark-start text:name="__RefHeading___Toc694_703781527"/>2.2 Habermas' Einigung<text:bookmark-end text:name="__RefHeading___Toc694_703781527"/></text:h>
      <text:p text:style-name="P60"/>
      <text:p text:style-name="P61">Die Grundlage eines solchen Ortes ist natürlich Kommunikation. Freiheiten können nur ausgehandelt werden, indem man miteinander redet, welche Bedürfnisse man hat, und wie man am selben Strang ziehen kann.</text:p>
      <text:p text:style-name="P61">Keine abwegige Idee, hier einen Kommunikationstheoretiker zu Rate zu ziehen. Die Bedingungen für einen erfolgreichen Sprechakt, der eine solche Kommunikation ermöglichen würde, sind nach Habermas:</text:p>
      <text:p text:style-name="P61">1. dass der Satz vernünftig nachvollziehbar ist,</text:p>
      <text:p text:style-name="P61">2. dass er in einem sozial anerkannten Kontext geäußert wird,</text:p>
      <text:p text:style-name="P61">3. dass <text:span text:style-name="T64">die</text:span> Sprecher<text:span text:style-name="T64">in</text:span> glaubhaft ist,</text:p>
      <text:p text:style-name="P61">4. und dass er in einer gemeinsamen Sprache verstanden werden kann.<text:note text:id="ftn12" text:note-class="footnote"><text:note-citation>12</text:note-citation><text:note-body><text:p text:style-name="P33">Scheunemann (2009), S. 2</text:p></text:note-body></text:note></text:p>
      <text:p text:style-name="P61">Dabei fordert Habermas, obwohl er die bestehenden Institutionen durchaus kritisiert, eine Institutionalisierung des Prozesses der Entscheidungsfindung.</text:p>
      <text:p text:style-name="P63">Habermas versucht, damit die Co-Originalität von Menschenrechten und Volkssouveränität sichtbar zu machen. Ich glaube, dass nicht die Souveränität eines territorial verstandenen Volkes, sondern nur das Beziehungsgeflecht einer Gruppe auf Augenhöhe die Grundlage von eben diesen Menschenrechten sein kann.</text:p>
      <text:p text:style-name="P63"><text:soft-page-break/>So oder so behauptet Mouffe, dass Habermas mit <text:span text:style-name="T56">dem</text:span> Projekt <text:span text:style-name="T56">einer Synthese der beiden Denkströmungen</text:span> scheitert, da er <text:span text:style-name="T56">sie </text:span>nicht synthetisch auflöst, sondern nur einen Kompromiss findet, der der republikanischen Seite etwas eher zugewandt ist als der Liberalen.<text:note text:id="ftn13" text:note-class="footnote"><text:note-citation>13</text:note-citation><text:note-body><text:p text:style-name="P34">Mouffe (2000), S. 8</text:p></text:note-body></text:note></text:p>
      <text:p text:style-name="P59">Ich habe nichts gegen Kompromisse – wenn sie das Potenzial in sich tragen, dass Leute in ihrem Schatten mit Autonomie zu leben lernen.</text:p>
      <text:p text:style-name="P65"/>
      <text:h text:style-name="P97" text:outline-level="2"><text:bookmark-start text:name="__RefHeading___Toc696_703781527"/>2.3 Kritik an der Habermasschen Legitimität<text:bookmark-end text:name="__RefHeading___Toc696_703781527"/></text:h>
      <text:p text:style-name="P52"/>
      <text:p text:style-name="P62">Wenn an einem solchen Ort eine Entscheidung getroffen werden soll, dann soll das nach der deliberativen (beratenden) Demokratie immer nach ausführlichem Austausch geschehen. Das Ergebnis dieser Einigung ist dann deshalb legitim, weil die Regeln guter Kommunikation befolgt wurden; <text:span text:style-name="T48">wenn die Sprechakte erfolgreich waren, kann man davon ausgehen, dass es das Ergebnis auch ist.</text:span><text:span text:style-name="T48"><text:note text:id="ftn14" text:note-class="footnote"><text:note-citation>14</text:note-citation><text:note-body><text:p text:style-name="P35"><text:span text:style-name="T53">Ebenda</text:span>, S. 88</text:p></text:note-body></text:note></text:span></text:p>
      <text:p text:style-name="P65">Obwohl Habermas ein paar gute Empfehlungen für einen solchen Ort gibt, bezweifle ich, dass Institutionalisierung dafür notwendig ist, oder ob sie es nicht schlimmer machen würde. Der Knackpunkt, ob eine gemeinsame Entscheidung akzeptiert wird oder nicht, liegt eher bei der Frage, ob wir hier über Mehrheits- oder Konsensentscheidungen reden. Punkt 2 des erfolgreichen Sprechakts kann man nämlich durchaus so verstehen, dass man nur von einem sozial anerkannten <text:span text:style-name="T64">Kontext</text:span> sprechen kann, wenn die Verweigerung des Einzelnen immer anerkannt wird, <text:span text:style-name="T64">seine Zustimmung vonnöten ist</text:span>.</text:p>
      <text:p text:style-name="P65">Das bedeutet, dass die Institution unnötig ist. Wenn ich jede Entscheidung am Ende selbst absegne, braucht keine Institution das Ergebnis mir gegenüber zu legitimieren. Aber wenn ich meinem Gegenüber so schon nicht vertrauen kann, weil es meines Widerspruch nicht respektiert, dann sollte ich ihm doch nicht auch noch im Rahmen einer Institution Macht geben.</text:p>
      <text:p text:style-name="P66">Keine universelle Vernunft kann eine Entscheidung so gut mir gegenüber legitimieren wie es meine eigene Zustimmung kann. Dann obliegt die Verantwortung, dass das Ergebnis vernünftig ist, meiner Entscheidung, und ich habe allen Grund, meine Vernunft zu bemühen. Wenn ich jedoch weiß, im Zweifel werden andere gegen meine Vernunft entscheiden, welchen Grund habe ich dann noch, zur gemeinsamen Vernunft beizutragen?</text:p>
      <text:p text:style-name="P65">Gewisse Elemente <text:span text:style-name="T49">jeder</text:span> eigenen Vernunft sind <text:span text:style-name="T49">stets </text:span>inkommensurabel. <text:span text:style-name="T49">Unser Verstand existiert eben nicht im Luftleeren Raum, abgetrennt von Körper, vorhergehenden Erfahrun</text:span><text:soft-page-break/><text:span text:style-name="T49">gen, sozialem Kontext, und partikularen Perspektiven. Statt dann die Entscheidung einfach auf eine wie auch immer konstruierte öffentliche Vernunft zu übertragen, ist der </text:span>Respekt vor Konsens notwendig – <text:span text:style-name="T49">der Respekt davor, dass jede Person am besten selbst entscheiden kann, wie sie leben und denken will.</text:span></text:p>
      <text:p text:style-name="P65"/>
      <text:h text:style-name="P94" text:outline-level="1"><text:bookmark-start text:name="__RefHeading___Toc698_703781527"/>3 Demokratische Hindernisse<text:bookmark-end text:name="__RefHeading___Toc698_703781527"/></text:h>
      <text:p text:style-name="P67"/>
      <text:p text:style-name="P68">Ich habe nun den Ort beschrieben, auf den Demokratisierung hinsteuert, wenn sie das Paradox zwischen Liberalismus und Republikanismus überwinden will. An diesem Ort bedingen sich Freiheit der Gruppe und Freiheit des Einzelnen gegenseitig, und zwar auf Basis der Handlungen aller beteiligten autonomen Individuen, nicht trotz ihrer Handlungen.</text:p>
      <text:p text:style-name="P68">Da die Institutionen der Demokratie für sich beanspruchen, auf dem gesamten Gebiet, auf dem sie als Staatsform gilt, die Regeln zu bestimmen, legt der Status Quo der Demokratisierung gewisse Steine in den Weg. Damit die Regeln der Demokratie aufrechterhalten werden können, müssen die Regeln <text:span text:style-name="T59">von </text:span>Autonomen hin und wieder am befolgt werden gehindert werden.</text:p>
      <text:p text:style-name="P69"><text:span text:style-name="T59">Außerdem </text:span>schränkt <text:span text:style-name="T59">die </text:span>Mehrheit immer wieder Einzelne ein, die nicht in ihr Bild passen, und die Minderheit verallgemeinert dann ihre Interessen in Institutionen, um sich vor der Mehrheit zu schützen. Durch diese Dynamiken, die den demokratischen Prozess konstituieren, passiert eine fortschreitende Institutionalisierung, die den Tanz der Demokratisierung behindert – wenn man zielstrebig seine Interessen verteidigen muss, wie soll man denn da tanzen lernen?</text:p>
      <text:p text:style-name="P68"/>
      <text:h text:style-name="P97" text:outline-level="2"><text:bookmark-start text:name="__RefHeading___Toc700_703781527"/>3.1 Institutionalisierung<text:bookmark-end text:name="__RefHeading___Toc700_703781527"/></text:h>
      <text:p text:style-name="P52"/>
      <text:p text:style-name="P70"><text:span text:style-name="T50">Das Bundesamt für politische Bildung versteht unter Institutionen</text:span> im engeren Sinne den Staat mit Regierung (Staatsoberhaupt, Kabinette, Ministerien), Parlament, Verwaltung sowie föderative und kommunale Einrichtungen, <text:span text:style-name="T50">und </text:span>im weiteren Sinne gesellschaftliche Organisationen wie Parteien, Verbände und Massenmedien, aber auch z.B. die Verfassung, die Gesetze, Wahlen oder das Mehrheitsprinzip.<text:note text:id="ftn15" text:note-class="footnote"><text:note-citation>15</text:note-citation><text:note-body><text:p text:style-name="P40">Massing (2015)</text:p></text:note-body></text:note></text:p>
      <text:p text:style-name="P71"><text:soft-page-break/>Institutionen bestehen aus verallgemeinerten Regeln, Repräsentant<text:span text:style-name="T64">inn</text:span>en dieser Regeln, die sie durchsetzen, <text:span text:style-name="T50">und natürlich der Geschichte, die ihnen anhaftet – die bei einigen gerade deutschen Institutionen bis in die dunkelste Vergangenheit reicht, wie etwa beim Mordparagraphen.</text:span><text:span text:style-name="T50"><text:note text:id="ftn16" text:note-class="footnote"><text:note-citation>16</text:note-citation><text:note-body><text:p text:style-name="P40">Fischer (2013)</text:p></text:note-body></text:note></text:span></text:p>
      <text:p text:style-name="P72">Mouffe sieht den Hauptzweck von Institutionen nach der liberalen Denkströmung in der Garantie von Rechten der Minderheiten; indem diese Institutionen durch Gewaltenteilung die Interessendurchsetzung der Mehrheit einschränken, <text:span text:style-name="T51">sichern sie die wacklige Balance einer stabilen Demokratie.</text:span></text:p>
      <text:p text:style-name="P73">Wer die Autonomie zum Ziel hat, muss das natürlich erst einmal kritisch betrachten. Wenn Institutionen Einzelne daran hindern, ihre eigenen Regeln zu befolgen, behindern sie damit die Verantwortlichkeit für ihre Entscheidungen. Ein gesundes Miteinander zwischen verschiedenen Interessengruppen, die sich ja auch ständig neu konstituieren, ist <text:span text:style-name="T52">wird eher gefördert</text:span>, wenn sie sich gegenseitig auf Augenhöhe betrachten, und ihre Verantwortung für einander begreifen und <text:span text:style-name="T52">ernst nehmen.</text:span></text:p>
      <text:p text:style-name="P74">Jeder Mensch ist in mindestens einer Minderheit – und so auch immer auf die anderen angewiesen, seinen Wunsch nach Autonomie zu gewähren. Nur bei einem Kontakt auf Augenhöhe ist es möglich, das auszuhandeln. Und weiter trägt dieser Kontakt auf Augenhöhe das Potenzial zur Selbstorganisation in sich, die die Autonomie einer Minderheit vor dem Übergriff einer Mehrheit schützen kann.</text:p>
      <text:p text:style-name="P74">Ist Selbstorganisation dabei effektiver als Institutionen, um Minderheitenrechte zu schützen? Sie wird zumindest effektiver, je weiter bei den <text:span text:style-name="T64">e</text:span>inzelnen Akteuren das Verständnis ihrer eigenen Verantwortlichkeit gediehen ist, ein Verständnis, das sich nur durch praktische Anwendung und ein lebendiges Miteinander bilden kann. Quantitativ messen, ob sie damit auch die Effektivität von Institutionen erreicht oder sogar übertrifft, traue ich mir nicht zu.</text:p>
      <text:p text:style-name="P74">Zumindest hat Selbstorganisation einen strukturellen Vorteil gegenüber Institutionen; sie behindert die Autonomie Einzelner nicht, und hat so das bessere Potenzial, einen Kontakt auf Augenhöhe und die damit erlernbare Verantwortlichkeit zu schaffen, als Institutionen, die von einer Entfremdung der Individuen zueinander und zu sich selbst leben, indem sie sie verallgemeinern und ihnen Verantwortung abnehmen.</text:p>
      <text:p text:style-name="P74">Und zum Glück muss man sich ja auch gar nicht zwischen beiden entscheiden. Beides existiert auf dem weiten Feld meiner Tanzfläche – sowohl spontane Selbstorganisation, die gegen Eingriffe in die Autonomie gerichtet ist, als auch Institutionen, die zumindest ein <text:soft-page-break/>spezifisches Subset an Minderheiten schützen, während sie andere einschränken. Als radical ironist werde ich aber zumindest Institutionen in ihrer strukturellen Minderung der Autonomie immer kritisieren – und fördern, wenn spontane Selbstorganisation Freiräume entwickelt, in denen Verantwortlichkeit gelernt und umgesetzt werden kann.</text:p>
      <text:p text:style-name="P74"/>
      <text:h text:style-name="P97" text:outline-level="2"><text:bookmark-start text:name="__RefHeading___Toc730_703781527"/>3.2 Repräsentation<text:bookmark-end text:name="__RefHeading___Toc730_703781527"/></text:h>
      <text:p text:style-name="P52"/>
      <text:p text:style-name="P64">Die repräsentative Demokratie war für viele Demokratietheoretiker immer nur ein pragmatischer Kompromiss. Die Ideale der Demokratisierung kann sie nicht erfüllen, und im Gegenteil, sie hält die Bewegung eher auf – da <text:span text:style-name="T59">die</text:span> Repräsentation einer Gruppe Macht <text:span text:style-name="T59">gibt</text:span>, und gleichzeitig die Entscheidung, ob sie sie sich selbst wieder wegnehmen wollen. <text:s/>Da nicht erwartet werden kann, dass diese Eliten das tun, da sie auf ihre eigene Stabilität ausgerichtet sind, ist Repräsentation zumindest ein Hindernis der Tanzbewegung.</text:p>
      <text:p text:style-name="P64">Repräsentation verlagert Macht an eine Institution; und entfremdet damit die Repräsentierten von ihrer eigenen Macht. Das hat für sie den Nachteil, dass sie sich nicht ihrer eigenen Verantwortung stellen müssen. Wenn die Regierung in Kriege zieht, Herrschaft ausübt, unpopuläre Entscheidungen trifft, oder sich Notwendigkeiten beugt, dient <text:span text:style-name="T54">die Distanz von der verantwortlichen Entscheidung auch der Entschuldigung. Selbst wenn man als Entscheiderin sich auch hilflos gegenüber den Notwendigkeiten gesehen hätte, kann man sich so den Repräsentanten überlegen fühlen. Eine Sache lernt man dabei natürlich nicht – welche Verantwortung man tatsächlich hat, und wie man mit unpopulären Entscheidungen umgehen sollte.</text:span></text:p>
      <text:p text:style-name="P75">Das liegt natürlich daran, dass Parlamente die Autonomie derer einschränken, für die sie Regeln machen. Wenn man nach den Gesetzen anderer lebt, wie soll man dann herausfinden, ob die Regeln, die man für sich selbst aufgestellt hat, wirklich eine gute Idee sind? So schränkt Repräsentation nicht nur die Autonomie der Regierten ein, sondern auch ihre Fähigkeit damit umzugehen.</text:p>
      <text:p text:style-name="P75"/>
      <text:h text:style-name="P97" text:outline-level="2"><text:bookmark-start text:name="__RefHeading___Toc732_703781527"/>3.3 Mehrheitsprinzip<text:bookmark-end text:name="__RefHeading___Toc732_703781527"/></text:h>
      <text:p text:style-name="P52"/>
      <text:p text:style-name="P75">Wo die Repräsentation die Autonomie Einzelner übergeht, indem sie die Autorität der Hierarchie dafür missbraucht, nutzt das Mehrheitsprinzip eine andere Legitimation – dass die Herrschaft von einer größeren Anzahl an Menschen ausgeübt wird.</text:p>
      <text:p text:style-name="P75"><text:soft-page-break/>Konsensdemokratie würde diese Form der Herrschaft unmöglich machen, und ist damit ein unschätzbares Werkzeug des Minderheitenschutzes. Eine konsensdemokratische Gruppe kann schlicht keine Entscheidungen gegen eine Minderheit treffen.</text:p>
      <text:p text:style-name="P76">Das bedeutet nicht, dass Minderheiten automatisch sicher sind.</text:p>
      <text:p text:style-name="P77">Übergriffe gegen eine Minderheit können auch gegen geltendes Recht erfolgen. Geschriebenes Recht hat noch nie einen vollkommenen Minderheitenschutz gewährleisten können, und das Konsensprinzip würde illegales Handeln nicht beenden.</text:p>
      <text:p text:style-name="P77">Außerdem kann es in der Konsensdemokratie schwer sein, geltendes Recht zu ändern. Wenn die bisherige Rechtslage einen Übergriff gestattet, braucht man die Zustimmung der Täter<text:span text:style-name="T64">innen</text:span>, um sich Rechte zu erstreiten – kein einfaches Unterfangen. Hier entstehen oft Blockaden, in denen eine konsensdemokratische Gruppe zu gar keiner Entscheidung mehr fähig ist und blockiert wird.</text:p>
      <text:p text:style-name="P77">Deswegen braucht <text:span text:style-name="T64">d</text:span>ie Konsensdemokratie die Möglichkeit, einfach aus Gruppen ein- und auszutreten. Nur wenn Mitgliedschaft offen <text:span text:style-name="T55">ist, kann die nötige Liquidität und Mobilität entstehen, um ein friedliches Miteinander unterschiedlicher konsensdemokratischer Gruppen zu gewährleisten.</text:span></text:p>
      <text:p text:style-name="P78"><text:span text:style-name="T60">Obwohl</text:span> natürlich auch eine Konsensdemokratie eine Institution ist, die sich mit ihrer eigenen Geschichte herumschlagen muss, sowie Menschen in innen und außen einteilt und damit Verantwortung vor allem selektiv fördert, macht sie zumindest viele liberale Institutionen unnötig, die vorher noch vor einer Mehrheit schützen mussten. In einer konsensdemokratischen Gruppe ist natürlich die Augenhöhe viel eher hergestellt, und die Situationen, in denen Blockaden oder Übergriffe gegen Minderheiten entstehen, dürften sich vergleichsweise in Grenzen halten, da die Segmentierung in Interessengruppen viel unnötiger ist, als die Parteienbildung, die in Mehrheitsdemokratien passiert. Und vollständigen Minderheitenschutz haben ja auch liberale Institutionen noch nie gewährleistet.</text:p>
      <text:p text:style-name="P78"/>
      <text:h text:style-name="P97" text:outline-level="2"><text:bookmark-start text:name="__RefHeading___Toc742_703781527"/>3.4 Gewaltmonopol<text:bookmark-end text:name="__RefHeading___Toc742_703781527"/></text:h>
      <text:p text:style-name="P52"/>
      <text:p text:style-name="P59">Das Gewaltmonopol ist insofern ein Hindernis der Demokratisierung, als dass es, wie die anderen Punkte, direkt die Autonomie Einzelner einschränkt. Es behindert die Leute an der Befolgung eigener Regeln, zum Beispiel, wenn diese in Bezug auf ihren Drogenkonsum, Verkehrsverhalten, <text:span text:style-name="T57">oder Minderheitenschutz selbst Verantwortung übernehmen wollen.</text:span></text:p>
      <text:p text:style-name="P79"><text:soft-page-break/>Das Gewaltmonopol ist immer nur ein Anspruch darauf, tatsächlich ein Monopol auf Gewalt zu haben – Gewalt als ganzes hat es natürlich noch nie verhindern können, höchstens verringern, etwa durch Abschreckungseffekte oder beherztes Eingreifen.</text:p>
      <text:p text:style-name="P79">Im Falle des Eingreifens in eskalierte Situationen hat der Eingriff in die Autonomie des mutmaßlichen Täters einen klaren Zweck; er <text:span text:style-name="T60">sichert</text:span> die Autonomie des Opfers. Das muss allerdings erstens nicht im Rahmen eines Monopols passieren, wenn Menschen Zivilcourage <text:s/>als ihre Verantwortung wahrnehmen. Und zweitens verhindert es Zivilcourage in dem Fall, dass die Gewalt einseitig vom Gewaltmonopol selbst ausgeht. Nicht nur sind Bürger<text:span text:style-name="T64">innen</text:span> in solchen Fällen selten bereit, Zivilcourage zu zeigen, auch andere Beamte neigen in solchen Fällen eher dazu, ihre Kolleg<text:span text:style-name="T64">inn</text:span>en zu schützen, als die ungerechte Gewalttat zu stoppen.<text:note text:id="ftn17" text:note-class="footnote"><text:note-citation>17</text:note-citation><text:note-body><text:p text:style-name="P36">Feltes (2006), S. 5+</text:p></text:note-body></text:note></text:p>
      <text:p text:style-name="P80">Abschreckung führt zu einer interessanten Wechselwirkung mit Verantwortung; Konsequenzen für Straftaten werden in einem Rechtsstaat per Gesetz klar definiert, sodass Täter sich vorher Gedanken machen können, ob sie im Rahmen der Verantwortung für ihr eigenes Leben eine Tat wirklich begehen wollen. Gleichzeitig sind diese Konsequenzen natürlich immer künstliche, und nur relevant, wenn zum Beispiel Umweltverschmutzer die Konsequenz, in einer verschmutzten Umwelt leben zu müssen, nicht bereits als Strafe genug ansehen.</text:p>
      <text:p text:style-name="P80">Dabei können natürlich einzelne Interessengruppen auf der Welt ein größeres Interesse an einer sauberen Umwelt haben als andere, zum Beispiel, weil sie im globalen Süden eher vom Klimawandel betroffen sind. Die Institutionalisierung versucht, diese Interessen zu verallgemeinern, indem demokratische Institutionen sie als Gesetze festschreiben und andere sie im Rahmen des Gewaltmonopols durchsetzen.</text:p>
      <text:p text:style-name="P80">Nicht nur <text:span text:style-name="T64">die Täterin</text:span> wird hier von <text:span text:style-name="T64">ihrer</text:span> Verantwortung entfremdet, auch die Verurteilenden können sich ihrer Verantwortung bequem entziehen, wenn jemand anders für die Strafe verantwortlich ist. Ihre Lust am Bestrafen muss sich nicht mit den Konsequenzen ihrer Durchsetzung befassen, wenn jemand anders für die Verwaltung der Gefängnisse verantwortlich ist. Die zerstörten Existenzen, die oft für eine geringere Tat eine höhere Strafe erleiden müssen – wenn die Strafe geringer wäre als der Gewinn, würde sie ja nicht abschrecken<text:note text:id="ftn18" text:note-class="footnote"><text:note-citation>18</text:note-citation><text:note-body><text:p text:style-name="P37">Das gilt natürlich nur für Taten, die aus Zweckrationalität heraus begangen werden.</text:p></text:note-body></text:note> – sind dann von denen entfremdet, die <text:span text:style-name="T58">ein oft unbegründetes Angstgefühl gegenüber der Autonomie anderer vorziehen. Vieles an Überwachungs- und Sicherheitsgesetzgebung in demokratischen Staaten kann man sich durch diese Dynamik erklären – die Verantwortung für das Bestrafen wird an Repräsentanten übertragen, mit allen Nachteilen der Repräsentation.</text:span></text:p>
      <text:p text:style-name="P81"><text:soft-page-break/>Wahrscheinlich wird die Demokratisierung das Gewaltmonopol nicht so bald abschaffen. Zu wichtig ist seine Funktion für die Sicherung partikularer Autonomien; von allen Institutionen, die die Demokratisierung überflüssig macht, ist das Gewaltmonopol eine, die vor allem die Schwachen benötigen. Zu gravierend können die Folgen von Gewalt sein, und Lernkurven enden vielleicht früher, als ein<text:span text:style-name="T64">e</text:span> Täter<text:span text:style-name="T64">in</text:span> „Verantwortung“ buchstabieren kann.</text:p>
      <text:p text:style-name="P81">Dennoch bewegt sich die Demokratisierung auf <text:span text:style-name="T64">die</text:span> Abschaffung <text:span text:style-name="T64">des Gewaltmonopols </text:span>hin, und muss es kritisieren. Und jedes Mal, wenn ein konservativer Politiker fordert, im Namen der öffentlichen Sicherheit den Rechtsstaat zu verteidigen, muss die Demokratisierung aufzeigen, wie <text:span text:style-name="T64">er</text:span> ihn stattdessen aushöhlt, <text:span text:style-name="T61">und ungerechtfertigt Autonomie beschränkt.</text:span></text:p>
      <text:p text:style-name="P81"/>
      <text:h text:style-name="P97" text:outline-level="2"><text:bookmark-start text:name="__RefHeading___Toc14222_703781527"/>3.5 Territorialität<text:bookmark-end text:name="__RefHeading___Toc14222_703781527"/></text:h>
      <text:p text:style-name="P52"/>
      <text:p text:style-name="P82">Während die Territorialität von bestehenden Demokratien zunehmend hinterfragt wird, wird selten darüber gesprochen, welche Vorzüge eine Deterritorialisierung für die Demokratisierung hätte.</text:p>
      <text:p text:style-name="P82">Dass Demokratien Grenzen und ein klares Innen und Außen besitzen, wird generell als notwendig empfunden, um klarzustellen, wer demokratische Partizipationsrechte hat, wer Mitglied in der Solidargemeinschaft ist, und um sicherzustellen, dass Strafen angemessen durchgesetzt werden können.</text:p>
      <text:p text:style-name="P82">In 3.3 habe ich bereits festgestellt, dass im Falle einer Konsensdemokratie Mobilität unschätzbare Vorteile bietet, um Minderheitenschutz zu gewährleisten und Blockaden zu vermeiden. Wenn in einer Gruppe Konsens nicht mehr funktioniert, kann es angebracht sein, einfach umzuziehen und sein Glück in einer anderen Gruppe zu suchen. Wenn Menschen <text:span text:style-name="T62">nicht miteinander klarkommen, warum sollte man sie zwingen, auf demselben Flecken Erde zu bleiben?</text:span></text:p>
      <text:p text:style-name="P83">Das gilt auch für Gewaltprävention. Ein wichtiger Grund, warum Gefängnisse zu den gewalttätigsten Orten überhaupt zählen, ist, dass man dort nicht wegrennen kann. Eskalation von Gewalt kann viel besser vermieden werden, wenn die Kombattant<text:span text:style-name="T65">inn</text:span>en getrennt werden, und in Ruhe über eine diplomatische Konfliktlösung nachdenken können. Und selbst wenn der Konflikt nicht gelöst wird, je länger sich die beiden nicht über den Weg laufen, desto länger bleiben sie unversehrt. Diese Methode der Gewaltprävention ist der rechtsstaatlichen Drohung sogar vorzuziehen, weil hier die Autonomie der Beteiligten nicht essenziell beschädigt wird.</text:p>
      <text:p text:style-name="P84"><text:soft-page-break/>Solidargemeinschaften hingegen müssen genau wie demokratische Gruppen nicht territorial sein. Möglichkeiten zur Kommunikation und zum Transfer von Gütern sind für beides die einzige Voraussetzung.</text:p>
      <text:p text:style-name="P88">Damit Leute einen Grund haben, einer solchen Gemeinschaft beizutreten, die entweder Entscheidungen für alle Beteiligten trifft oder Güter zwischen ihnen austauscht, müssen sie im Normalfall entweder das Kollektiv oder Stabilität als solche intrinsisch wertschätzen. Es wird so sehr viel schwieriger, reiche, zweckrationale Akteure mit niedrigem Anspruch an soziale Anerkennung zur Mitgliedschaft zu bewegen. Vielleicht wäre es aber auch nicht nötig.</text:p>
      <text:p text:style-name="P85">Dass die Durchsetzung von Strafen in einem territorial durchlässigen Staat sich als schwierig erweist, etwa weil Verurteilte (falls es so etwas gibt) sich der Strafe viel einfacher durch Flucht entziehen können, kann man als Vor- oder Nachteil begreifen. Wenn Strafen vor allem dazu da sind, zu verhindern, dass der Täter die Tat nie wieder begeht, und nicht dazu, Rache- oder Straflust zu befriedigen, dann mag es ausreichen, wenn <text:span text:style-name="T65">die</text:span> Täter<text:span text:style-name="T65">in</text:span> sich entfernt.</text:p>
      <text:p text:style-name="P85">Die Aufgabe von Territorialität bringt einige Fragen mit sich, und sollte womöglich auch nur schrittweise vollzogen werden, wie jede Tanzbewegung. Dennoch ist sie eine Etappe auf dem Weg zu mehr Autonomie und sollte von der Demokratisierung in Erwägung gezogen werden.</text:p>
      <text:p text:style-name="P85"/>
      <text:h text:style-name="P93" text:outline-level="1"><text:bookmark-start text:name="__RefHeading___Toc923_827057857"/>4 Zeit zu Tanzen!<text:bookmark-end text:name="__RefHeading___Toc923_827057857"/></text:h>
      <text:p text:style-name="P52"/>
      <text:p text:style-name="P86">Wenn es sich hier um absolute Konzepte handeln würde, die sich im bestehenden System verteidigen müssten, um allen ewiges Glück zu bescheren, würden sie keinesfalls funktionieren. Zu einfach ist es auszunutzen, wenn jemand versucht Gewaltmonopol und Grenzen abzuschaffen.</text:p>
      <text:p text:style-name="P86">Doch keine Demokratie und auch kein vorheriger Status Quo musste sich bisher gegen einen Urzustand behaupten, und es geht hier nicht um absolute, sondern historische Konzepte. Verschiedene Menschen tanzen nacheinander, und dabei werden sie immer neue Tänze entwickeln.</text:p>
      <text:p text:style-name="P87">Nur weil ein Leviathan „a priori“ notwendig ist, heißt das nicht, dass wir ihn noch brauchen, wenn wir keine Wölfe mehr sind. Und die Zeit ist dabei auf unserer Seite; denn wir können sie zum lernen nutzen, können wachsen, können Technologien entwickeln, die Demokratisierung praktikabler machen.</text:p>
      <text:p text:style-name="P87"><text:soft-page-break/>Nicht nur, dass die Zeitebene nicht absolut zu verstehen ist, auch in welchen Kontexten Demokratisierung passiert, ist offen. Wenn auch nicht auf staatlicher Ebene, so wird Konsensdemokratie in kleineren Zusammenhängen längst praktiziert. Vielleicht übernimmt sie teilweise die Aufgaben von Staaten; zum Beispiel Solidargemeinschaften, Kooperation, Minderheitenschutz. An Orten wie diesen können wir alle lernen, wie man mit Konzepten der Demokratisierung umgeht, und wie man autonom durchs Leben tanzen kann.</text:p>
      <text:p text:style-name="P87">Auch für den Umgang mit Institutionen kann das Stimmen. Demokratisierte Orte können beispielsweise bestehende Institutionen ignorieren, wenn ihre Teilnehmer<text:span text:style-name="T65">innen</text:span> glauben, dass sie eine bessere Lösung haben als die Institution. Das geht vielleicht nicht für immer, aber jedes Musikstück hat ein Ende. Und jedes geht genau lange genug.</text:p>
      <text:p text:style-name="P87">Denn das einzige Ziel des Lebens ist der Tod, und eine Zeit lang autonom zu sein, ist zumindest besser, als eine Zeit lang nicht autonom zu sein. Eine Zeit lang zu tanzen ziehe ich der Bewegungslosigkeit vor, und so muss sich Demokratisierung zumindest nicht vorwerfen lassen, zu bewegt zu sein.</text:p>
      <text:p text:style-name="P87">Jedes Konzept muss seine eigene Endlichkeit mitdenken, wenn es menschengemacht ist. Jeder Status Quo endet, und manche interessanten Lieder enden, bevor sie ein Status Quo werden konnten.</text:p>
      <text:p text:style-name="P87">Das ist in Ordnung – aber wenn etwas vorbei ist, sollte was danach kommt, zumindest besser sein. Diesen Anspruch kann man stellen. Und solange ich für die Demokratisierung getanzt habe, habe ich hoffentlich etwas gelernt, was ich beim nächsten Tanz zeigen kann.</text:p>
      <text:p text:style-name="P87">Also tanzt! Strebt nach Autonomie – eurer eigenen Autonomie, und der der Leute um euch herum. Auf dass sie sich gegenseitig bedingen!</text:p>
      <text:h text:style-name="P96" text:outline-level="1"><text:bookmark-start text:name="__RefHeading__1783_1803230690"/><text:span text:style-name="T16">L</text:span>iteraturverzeichnis<text:bookmark-end text:name="__RefHeading__1783_1803230690"/></text:h>
      <text:p text:style-name="P10"/>
      <text:h text:style-name="P99" text:outline-level="2"><text:bookmark-start text:name="__RefHeading__855_75367846"/><text:span text:style-name="T3">L</text:span><text:span text:style-name="T2">iteratur:</text:span><text:bookmark-end text:name="__RefHeading__855_75367846"/></text:h>
      <text:p text:style-name="P17"/>
      <text:p text:style-name="P41"><text:span text:style-name="T9">Lefherz, Emil (2016): </text:span><text:span text:style-name="T1">Autonomie und Kontingenz in der Kybernetik</text:span><text:span text:style-name="T14">?</text:span><text:span text:style-name="T10">, </text:span>Hausarbeit im <text:span text:style-name="T66">Hauptseminar</text:span> "<text:span text:style-name="T66">Comparative Philosophie</text:span>" (<text:span text:style-name="T66">Prof. Dr. Dr. Ph. Balsiger</text:span>), <text:span text:style-name="T66">Sommersemester 2016</text:span>. <text:span text:style-name="T28">Friedrich-Alexander-</text:span>Universität Erlangen. <text:span text:style-name="T28">Kostenlos herunterzuladen unter https://github.com/lefherz/academics/raw/master/Hausarbeiten/cyberRorty.odt</text:span><text:span text:style-name="T12"> (last visited at </text:span><text:span text:style-name="T13">11.10</text:span><text:span text:style-name="T12">.2017)</text:span></text:p>
      <text:p text:style-name="P100"/>
      <text:p text:style-name="P42"><text:span text:style-name="T12">M</text:span><text:span text:style-name="T11">ouffe, Chantal (2000): </text:span><text:span text:style-name="T15">The Democratic Paradox</text:span><text:span text:style-name="T11">, New York/London: Verso.</text:span></text:p>
      <text:p text:style-name="P43"/>
      <text:p text:style-name="P39"><text:span text:style-name="T4">Nietzsche, Friedrich (</text:span><text:span text:style-name="T5">1967</text:span><text:span text:style-name="T4">): </text:span><text:span text:style-name="T1">Friedrich Nietzsche, Werke. Kritische Gesamtausgabe</text:span>, Berlin/New York:de Gruyter. <text:span text:style-name="T27">Kostenlos nachzulesen unter http://www.nietzschesource.org/documentation/de/eKGWB.html</text:span></text:p>
      <text:p text:style-name="P21"/>
      <text:p text:style-name="P22">Rorty, Richard (2009): <text:span text:style-name="T1">Contingency, Irony, and Solidarity. </text:span>Cambridge: Cambridge University Press.</text:p>
      <text:p text:style-name="P38"/>
      <text:p text:style-name="P40">Sartre, Jean-Paul (1989): <text:span text:style-name="T1">Ist der Existentialismus ein Humanismus?</text:span>, Frankfurt: Ullstein.</text:p>
      <text:h text:style-name="P99" text:outline-level="2"><text:bookmark-start text:name="__RefHeading__857_75367846"/>Internetquellen:<text:bookmark-end text:name="__RefHeading__857_75367846"/></text:h>
      <text:p text:style-name="P18"/>
      <text:p text:style-name="P39"><text:span text:style-name="T7">Massing, Peter (2015): </text:span><text:span text:style-name="T8">Institutionen</text:span><text:span text:style-name="T7">, unter http://www.bpb.de/gesellschaft/kultur/politische-bildung/193089/institutionen?p=all (Zuletzt abgerufen am 11.10.2017)</text:span></text:p>
      <text:p text:style-name="P19"/>
      <text:p text:style-name="P19">Fischer, Thomas (2013): <text:span text:style-name="T1">Völkisches Recht</text:span>, unter http://www.zeit.de/2013/51/mord-paragraph-nationalsozialismus (Zuletzt abgerufen am 11.10.2017)</text:p>
      <text:p text:style-name="P19"/>
      <text:p text:style-name="P19">Scheunemann, Egbert (2009): <text:span text:style-name="T1">Habermas auf fünf Seiten</text:span>, unter http://www.egbert-scheunemann.de/Habermas-auf-fuenf-Seiten.pdf (Zuletzt abgerufen am 11.10.2017)</text:p>
      <text:p text:style-name="P19"/>
      <text:p text:style-name="P20">Feltes, Thomas (2006): Legitime oder illegitime Gewalt durch staatliche Institutionen: Gewalt und Polizei, unter http://amnesty-polizei.de/wp-content/uploads/2009/02/legitime_oder_illegitime_polizeigewalt_feltes_bpb_2006.pdf (Zuletzt abgerufen am 11.10.20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loext:graphic-properties draw:fill-image-width="0cm" draw:fill-image-height="0cm"/>
      <style:paragraph-properties fo:margin-left="0cm" fo:margin-right="0cm" fo:margin-top="0cm" fo:margin-bottom="0cm" loext:contextual-spacing="false" fo:line-height="150%" fo:text-align="justify" style:justify-single-word="false" fo:orphans="2" fo:widows="2" fo:hyphenation-ladder-count="no-limit" fo:text-indent="0.499cm" style:auto-text-indent="false" style:shadow="none">
        <style:tab-stops/>
      </style:paragraph-properties>
      <style:text-properties fo:hyphenate="tru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de" fo:country="DE"/>
    </style:style>
    <style:page-layout style:name="Mpm1">
      <style:page-layout-properties fo:page-width="21.001cm" fo:page-height="29.7cm" style:num-format="1" style:print-orientation="portrait" fo:margin-top="2.328cm" fo:margin-bottom="1.972cm" fo:margin-left="2.646cm" fo:margin-right="2.4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487cm" fo:margin-right="2.80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xymoronist </meta:initial-creator>
    <meta:creation-date>2015-12-15T11:42:37.706149948</meta:creation-date>
    <dc:date>2017-10-11T17:27:22.493394818</dc:date>
    <meta:editing-duration>P3DT18H17M41S</meta:editing-duration>
    <meta:editing-cycles>45</meta:editing-cycles>
    <meta:generator>LibreOffice/5.1.6.2$Linux_X86_64 LibreOffice_project/10m0$Build-2</meta:generator>
    <meta:document-statistic meta:table-count="0" meta:image-count="0" meta:object-count="0" meta:page-count="18" meta:paragraph-count="164" meta:word-count="5181" meta:character-count="37437" meta:non-whitespace-character-count="32396"/>
  </office:meta>
</office:document-meta>
</file>